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a91df0e010" style:family="table" style:master-page-name="ta-mp-0x7fa91df0e010">
      <style:table-properties table:display="true" style:writing-mode="lr-tb"/>
    </style:style>
    <style:style style:name="ta-0x7fa91df0e200" style:family="table" style:master-page-name="ta-mp-0x7fa91df0e200">
      <style:table-properties table:display="true" style:writing-mode="lr-tb"/>
    </style:style>
    <style:style style:name="ta-0x7fa91df0e3f0" style:family="table" style:master-page-name="ta-mp-0x7fa91df0e3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a91df21d30" style:family="table-cell" style:data-style-name="ND.0">
      <style:table-cell-properties fo:background-color="#ff66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91df1f0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91df21c08" style:family="table-cell" style:data-style-name="General">
      <style:table-cell-properties fo:background-color="#ff66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91df21ae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91df222f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ans"/>
    </style:style>
    <style:style style:name="ACE-0x7fa91df22420" style:family="table-cell" style:data-style-name="ND.0">
      <style:table-cell-properties fo:background-color="#ff66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ans"/>
    </style:style>
    <style:style style:name="ACE-0x7fa91df21e58" style:family="table-cell" style:data-style-name="General">
      <style:table-cell-properties fo:background-color="#ffff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91df220a8" style:family="table-cell" style:data-style-name="General">
      <style:table-cell-properties fo:background-color="#cc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91df21f80" style:family="table-cell" style:data-style-name="ND.0">
      <style:table-cell-properties fo:background-color="#ffff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91df221d0" style:family="table-cell" style:data-style-name="ND.0">
      <style:table-cell-properties fo:background-color="#cc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91df2254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91df1f1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91df22670" style:family="table-cell" style:data-style-name="General">
      <style:table-cell-properties fo:background-color="#ff66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91df22798" style:family="table-cell" style:data-style-name="ND.0">
      <style:table-cell-properties fo:background-color="#ff66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91df228c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ans"/>
    </style:style>
    <style:style style:name="ACE-0x7fa91df229e8" style:family="table-cell" style:data-style-name="General">
      <style:table-cell-properties fo:background-color="#ffff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91df22c38" style:family="table-cell" style:data-style-name="General">
      <style:table-cell-properties fo:background-color="#cc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91df22b10" style:family="table-cell" style:data-style-name="ND.0">
      <style:table-cell-properties fo:background-color="#ffff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91df22d60" style:family="table-cell" style:data-style-name="ND.0">
      <style:table-cell-properties fo:background-color="#cc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920f5d82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91df1f2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920f5d950" style:family="table-cell" style:data-style-name="General">
      <style:table-cell-properties fo:background-color="#cc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920f5dba0" style:family="table-cell" style:data-style-name="General">
      <style:table-cell-properties fo:background-color="#ff66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920f5ddf0" style:family="table-cell" style:data-style-name="General">
      <style:table-cell-properties fo:background-color="#ffff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920f5dcc8" style:family="table-cell" style:data-style-name="ND.0">
      <style:table-cell-properties fo:background-color="#ff66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920f5da78" style:family="table-cell" style:data-style-name="ND.0">
      <style:table-cell-properties fo:background-color="#cc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920f5df18" style:family="table-cell" style:data-style-name="ND.0">
      <style:table-cell-properties fo:background-color="#ffff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920f5e04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ans"/>
    </style:style>
    <style:style style:name="ACOL-1" style:family="table-column"/>
    <style:style style:name="ACOL-2" style:family="table-column">
      <style:table-column-properties style:column-width="60.75pt" style:use-optimal-column-width="true"/>
    </style:style>
    <style:style style:name="AROW-1" style:family="table-row">
      <style:table-row-properties style:row-height="13.50pt" style:use-optimal-row-height="true"/>
    </style:style>
    <style:style style:name="AROW-2" style:family="table-row">
      <style:table-row-properties style:row-height="15.75pt" style:use-optimal-row-height="fals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Escenario 1" table:style-name="ta-0x7fa91df0e010" table:print="true">
        <office:forms form:automatic-focus="false" form:apply-design-mode="false">
          <form:form/>
        </office:forms>
        <table:table-column table:style-name="ACOL-0" table:number-columns-repeated="20"/>
        <table:table-column table:style-name="ACOL-0" table:number-columns-repeated="108"/>
        <table:table-row table:style-name="AROW-1">
          <table:table-cell table:number-columns-spanned="6" table:style-name="Gnumeric-default" office:value-type="string">
            <text:p>t1 - t3</text:p>
          </table:table-cell>
          <table:covered-table-cell table:number-columns-repeated="5"/>
          <table:table-cell table:style-name="Gnumeric-default"/>
          <table:table-cell table:number-columns-spanned="6" table:style-name="Gnumeric-default" office:value-type="string">
            <text:p>t3 - t5</text:p>
          </table:table-cell>
          <table:covered-table-cell table:number-columns-repeated="5"/>
          <table:table-cell table:style-name="Gnumeric-default"/>
          <table:table-cell table:number-columns-spanned="6" table:style-name="Gnumeric-default" office:value-type="string">
            <text:p>t5 - t7</text:p>
          </table:table-cell>
          <table:covered-table-cell table:number-columns-repeated="5"/>
          <table:table-cell table:number-columns-repeated="108" table:style-name="Gnumeric-default"/>
        </table:table-row>
        <table:table-row table:style-name="AROW-1">
          <table:table-cell table:style-name="Gnumeric-default" office:value-type="string">
            <text:p>Value</text:p>
          </table:table-cell>
          <table:table-cell table:style-name="Gnumeric-default" office:value-type="string">
            <text:p>Total</text:p>
          </table:table-cell>
          <table:table-cell table:style-name="Gnumeric-default" office:value-type="string">
            <text:p>Goods</text:p>
          </table:table-cell>
          <table:table-cell table:style-name="ACE-0x7fa91df21ae0" office:value-type="string">
            <text:p>Percent</text:p>
          </table:table-cell>
          <table:table-cell table:style-name="Gnumeric-default" office:value-type="string">
            <text:p>Outliers</text:p>
          </table:table-cell>
          <table:table-cell table:style-name="ACE-0x7fa91df21ae0" office:value-type="string">
            <text:p>Percent</text:p>
          </table:table-cell>
          <table:table-cell table:style-name="Gnumeric-default"/>
          <table:table-cell table:style-name="Gnumeric-default" office:value-type="string">
            <text:p>Value</text:p>
          </table:table-cell>
          <table:table-cell table:style-name="Gnumeric-default" office:value-type="string">
            <text:p>Total</text:p>
          </table:table-cell>
          <table:table-cell table:style-name="Gnumeric-default" office:value-type="string">
            <text:p>Goods</text:p>
          </table:table-cell>
          <table:table-cell table:style-name="ACE-0x7fa91df21ae0" office:value-type="string">
            <text:p>Percent</text:p>
          </table:table-cell>
          <table:table-cell table:style-name="Gnumeric-default" office:value-type="string">
            <text:p>Outliers</text:p>
          </table:table-cell>
          <table:table-cell table:style-name="ACE-0x7fa91df21ae0" office:value-type="string">
            <text:p>Percent</text:p>
          </table:table-cell>
          <table:table-cell table:style-name="Gnumeric-default"/>
          <table:table-cell table:style-name="Gnumeric-default" office:value-type="string">
            <text:p>Value</text:p>
          </table:table-cell>
          <table:table-cell table:style-name="Gnumeric-default" office:value-type="string">
            <text:p>Total</text:p>
          </table:table-cell>
          <table:table-cell table:style-name="Gnumeric-default" office:value-type="string">
            <text:p>Goods</text:p>
          </table:table-cell>
          <table:table-cell table:style-name="ACE-0x7fa91df21ae0" office:value-type="string">
            <text:p>Percent</text:p>
          </table:table-cell>
          <table:table-cell table:style-name="Gnumeric-default" office:value-type="string">
            <text:p>Outliers</text:p>
          </table:table-cell>
          <table:table-cell table:style-name="ACE-0x7fa91df21ae0" office:value-type="string">
            <text:p>Percent</text:p>
          </table:table-cell>
          <table:table-cell table:number-columns-repeated="108" table:style-name="Gnumeric-default"/>
        </table:table-row>
        <table:table-row table:style-name="AROW-1">
          <table:table-cell table:style-name="Gnumeric-default" office:value-type="string">
            <text:p>GRAY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39">
            <text:p>39</text:p>
          </table:table-cell>
          <table:table-cell table:style-name="ACE-0x7fa91df21ae0" table:formula="of:=[.C3]/[.B3]" office:value-type="float" office:value="0.764705882352941">
            <text:p>76.47%</text:p>
          </table:table-cell>
          <table:table-cell table:style-name="Gnumeric-default" table:formula="of:=[.B3]-[.C3]" office:value-type="float" office:value="12">
            <text:p>12</text:p>
          </table:table-cell>
          <table:table-cell table:style-name="ACE-0x7fa91df21ae0" table:formula="of:=[.E3]/[.B3]" office:value-type="float" office:value="0.235294117647059">
            <text:p>23.53%</text:p>
          </table:table-cell>
          <table:table-cell table:style-name="Gnumeric-default"/>
          <table:table-cell table:style-name="Gnumeric-default" office:value-type="string">
            <text:p>GRAY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31">
            <text:p>31</text:p>
          </table:table-cell>
          <table:table-cell table:style-name="ACE-0x7fa91df21ae0" table:formula="of:=[.J3]/[.I3]" office:value-type="float" office:value="0.704545454545455">
            <text:p>70.45%</text:p>
          </table:table-cell>
          <table:table-cell table:style-name="Gnumeric-default" table:formula="of:=[.I3]-[.J3]" office:value-type="float" office:value="13">
            <text:p>13</text:p>
          </table:table-cell>
          <table:table-cell table:style-name="ACE-0x7fa91df21ae0" table:formula="of:=[.L3]/[.I3]" office:value-type="float" office:value="0.295454545454545">
            <text:p>29.55%</text:p>
          </table:table-cell>
          <table:table-cell table:style-name="Gnumeric-default"/>
          <table:table-cell table:style-name="Gnumeric-default" office:value-type="string">
            <text:p>GRAY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39">
            <text:p>39</text:p>
          </table:table-cell>
          <table:table-cell table:style-name="ACE-0x7fa91df21ae0" table:formula="of:=[.Q3]/[.P3]" office:value-type="float" office:value="0.847826086956522">
            <text:p>84.78%</text:p>
          </table:table-cell>
          <table:table-cell table:style-name="Gnumeric-default" table:formula="of:=[.P3]-[.Q3]" office:value-type="float" office:value="7">
            <text:p>7</text:p>
          </table:table-cell>
          <table:table-cell table:style-name="ACE-0x7fa91df21ae0" table:formula="of:=[.S3]/[.P3]" office:value-type="float" office:value="0.152173913043478">
            <text:p>15.22%</text:p>
          </table:table-cell>
          <table:table-cell table:number-columns-repeated="108" table:style-name="Gnumeric-default"/>
        </table:table-row>
        <table:table-row table:style-name="AROW-2">
          <table:table-cell table:style-name="Gnumeric-default" office:value-type="string">
            <text:p>R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40">
            <text:p>40</text:p>
          </table:table-cell>
          <table:table-cell table:style-name="ACE-0x7fa91df21ae0" table:formula="of:=[.C4]/[.B4]" office:value-type="float" office:value="0.816326530612245">
            <text:p>81.63%</text:p>
          </table:table-cell>
          <table:table-cell table:style-name="Gnumeric-default" table:formula="of:=[.B4]-[.C4]" office:value-type="float" office:value="9">
            <text:p>9</text:p>
          </table:table-cell>
          <table:table-cell table:style-name="ACE-0x7fa91df21ae0" table:formula="of:=[.E4]/[.B4]" office:value-type="float" office:value="0.183673469387755">
            <text:p>18.37%</text:p>
          </table:table-cell>
          <table:table-cell table:style-name="Gnumeric-default"/>
          <table:table-cell table:style-name="ACE-0x7fa91df21c08" office:value-type="string">
            <text:p>R</text:p>
          </table:table-cell>
          <table:table-cell table:style-name="ACE-0x7fa91df21c08" office:value-type="float" office:value="37">
            <text:p>37</text:p>
          </table:table-cell>
          <table:table-cell table:style-name="ACE-0x7fa91df21c08" office:value-type="float" office:value="25">
            <text:p>25</text:p>
          </table:table-cell>
          <table:table-cell table:style-name="ACE-0x7fa91df21d30" table:formula="of:=[.J4]/[.I4]" office:value-type="float" office:value="0.675675675675676">
            <text:p>67.57%</text:p>
          </table:table-cell>
          <table:table-cell table:style-name="ACE-0x7fa91df21c08" table:formula="of:=[.I4]-[.J4]" office:value-type="float" office:value="12">
            <text:p>12</text:p>
          </table:table-cell>
          <table:table-cell table:style-name="ACE-0x7fa91df21d30" table:formula="of:=[.L4]/[.I4]" office:value-type="float" office:value="0.324324324324324">
            <text:p>32.43%</text:p>
          </table:table-cell>
          <table:table-cell table:style-name="Gnumeric-default"/>
          <table:table-cell table:style-name="Gnumeric-default" office:value-type="string">
            <text:p>R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32">
            <text:p>32</text:p>
          </table:table-cell>
          <table:table-cell table:style-name="ACE-0x7fa91df21ae0" table:formula="of:=[.Q4]/[.P4]" office:value-type="float" office:value="0.727272727272727">
            <text:p>72.73%</text:p>
          </table:table-cell>
          <table:table-cell table:style-name="Gnumeric-default" table:formula="of:=[.P4]-[.Q4]" office:value-type="float" office:value="12">
            <text:p>12</text:p>
          </table:table-cell>
          <table:table-cell table:style-name="ACE-0x7fa91df21ae0" table:formula="of:=[.S4]/[.P4]" office:value-type="float" office:value="0.272727272727273">
            <text:p>27.27%</text:p>
          </table:table-cell>
          <table:table-cell table:number-columns-repeated="108" table:style-name="Gnumeric-default"/>
        </table:table-row>
        <table:table-row table:style-name="AROW-1">
          <table:table-cell table:style-name="ACE-0x7fa91df21c08" office:value-type="string">
            <text:p>G</text:p>
          </table:table-cell>
          <table:table-cell table:style-name="ACE-0x7fa91df21c08" office:value-type="float" office:value="49">
            <text:p>49</text:p>
          </table:table-cell>
          <table:table-cell table:style-name="ACE-0x7fa91df21c08" office:value-type="float" office:value="29">
            <text:p>29</text:p>
          </table:table-cell>
          <table:table-cell table:style-name="ACE-0x7fa91df21d30" table:formula="of:=[.C5]/[.B5]" office:value-type="float" office:value="0.591836734693878">
            <text:p>59.18%</text:p>
          </table:table-cell>
          <table:table-cell table:style-name="ACE-0x7fa91df21c08" table:formula="of:=[.B5]-[.C5]" office:value-type="float" office:value="20">
            <text:p>20</text:p>
          </table:table-cell>
          <table:table-cell table:style-name="ACE-0x7fa91df21d30" table:formula="of:=[.E5]/[.B5]" office:value-type="float" office:value="0.408163265306122">
            <text:p>40.82%</text:p>
          </table:table-cell>
          <table:table-cell table:style-name="Gnumeric-default"/>
          <table:table-cell table:style-name="Gnumeric-default" office:value-type="string">
            <text:p>G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33">
            <text:p>33</text:p>
          </table:table-cell>
          <table:table-cell table:style-name="ACE-0x7fa91df21ae0" table:formula="of:=[.J5]/[.I5]" office:value-type="float" office:value="0.717391304347826">
            <text:p>71.74%</text:p>
          </table:table-cell>
          <table:table-cell table:style-name="Gnumeric-default" table:formula="of:=[.I5]-[.J5]" office:value-type="float" office:value="13">
            <text:p>13</text:p>
          </table:table-cell>
          <table:table-cell table:style-name="ACE-0x7fa91df21ae0" table:formula="of:=[.L5]/[.I5]" office:value-type="float" office:value="0.282608695652174">
            <text:p>28.26%</text:p>
          </table:table-cell>
          <table:table-cell table:style-name="Gnumeric-default"/>
          <table:table-cell table:style-name="Gnumeric-default" office:value-type="string">
            <text:p>G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36">
            <text:p>36</text:p>
          </table:table-cell>
          <table:table-cell table:style-name="ACE-0x7fa91df21ae0" table:formula="of:=[.Q5]/[.P5]" office:value-type="float" office:value="0.75">
            <text:p>75.00%</text:p>
          </table:table-cell>
          <table:table-cell table:style-name="Gnumeric-default" table:formula="of:=[.P5]-[.Q5]" office:value-type="float" office:value="12">
            <text:p>12</text:p>
          </table:table-cell>
          <table:table-cell table:style-name="ACE-0x7fa91df21ae0" table:formula="of:=[.S5]/[.P5]" office:value-type="float" office:value="0.25">
            <text:p>25.00%</text:p>
          </table:table-cell>
          <table:table-cell table:number-columns-repeated="108" table:style-name="Gnumeric-default"/>
        </table:table-row>
        <table:table-row table:style-name="AROW-1">
          <table:table-cell table:style-name="Gnumeric-default" office:value-type="string">
            <text:p>B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32">
            <text:p>32</text:p>
          </table:table-cell>
          <table:table-cell table:style-name="ACE-0x7fa91df21ae0" table:formula="of:=[.C6]/[.B6]" office:value-type="float" office:value="0.627450980392157">
            <text:p>62.75%</text:p>
          </table:table-cell>
          <table:table-cell table:style-name="Gnumeric-default" table:formula="of:=[.B6]-[.C6]" office:value-type="float" office:value="19">
            <text:p>19</text:p>
          </table:table-cell>
          <table:table-cell table:style-name="ACE-0x7fa91df21ae0" table:formula="of:=[.E6]/[.B6]" office:value-type="float" office:value="0.372549019607843">
            <text:p>37.25%</text:p>
          </table:table-cell>
          <table:table-cell table:style-name="Gnumeric-default"/>
          <table:table-cell table:style-name="Gnumeric-default" office:value-type="string">
            <text:p>B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31">
            <text:p>31</text:p>
          </table:table-cell>
          <table:table-cell table:style-name="ACE-0x7fa91df21ae0" table:formula="of:=[.J6]/[.I6]" office:value-type="float" office:value="0.688888888888889">
            <text:p>68.89%</text:p>
          </table:table-cell>
          <table:table-cell table:style-name="Gnumeric-default" table:formula="of:=[.I6]-[.J6]" office:value-type="float" office:value="14">
            <text:p>14</text:p>
          </table:table-cell>
          <table:table-cell table:style-name="ACE-0x7fa91df21ae0" table:formula="of:=[.L6]/[.I6]" office:value-type="float" office:value="0.311111111111111">
            <text:p>31.11%</text:p>
          </table:table-cell>
          <table:table-cell table:style-name="Gnumeric-default"/>
          <table:table-cell table:style-name="Gnumeric-default" office:value-type="string">
            <text:p>B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35">
            <text:p>35</text:p>
          </table:table-cell>
          <table:table-cell table:style-name="ACE-0x7fa91df21ae0" table:formula="of:=[.Q6]/[.P6]" office:value-type="float" office:value="0.760869565217391">
            <text:p>76.09%</text:p>
          </table:table-cell>
          <table:table-cell table:style-name="Gnumeric-default" table:formula="of:=[.P6]-[.Q6]" office:value-type="float" office:value="11">
            <text:p>11</text:p>
          </table:table-cell>
          <table:table-cell table:style-name="ACE-0x7fa91df21ae0" table:formula="of:=[.S6]/[.P6]" office:value-type="float" office:value="0.239130434782609">
            <text:p>23.91%</text:p>
          </table:table-cell>
          <table:table-cell table:number-columns-repeated="108" table:style-name="Gnumeric-default"/>
        </table:table-row>
        <table:table-row table:style-name="AROW-1">
          <table:table-cell table:style-name="Gnumeric-default" office:value-type="string">
            <text:p>HSV</text:p>
          </table:table-cell>
          <table:table-cell table:style-name="Gnumeric-default" office:value-type="float" office:value="121">
            <text:p>121</text:p>
          </table:table-cell>
          <table:table-cell table:style-name="Gnumeric-default" office:value-type="float" office:value="97">
            <text:p>97</text:p>
          </table:table-cell>
          <table:table-cell table:style-name="ACE-0x7fa91df21ae0" table:formula="of:=[.C7]/[.B7]" office:value-type="float" office:value="0.801652892561983">
            <text:p>80.17%</text:p>
          </table:table-cell>
          <table:table-cell table:style-name="Gnumeric-default" table:formula="of:=[.B7]-[.C7]" office:value-type="float" office:value="24">
            <text:p>24</text:p>
          </table:table-cell>
          <table:table-cell table:style-name="ACE-0x7fa91df21ae0" table:formula="of:=[.E7]/[.B7]" office:value-type="float" office:value="0.198347107438017">
            <text:p>19.83%</text:p>
          </table:table-cell>
          <table:table-cell table:style-name="Gnumeric-default"/>
          <table:table-cell table:style-name="ACE-0x7fa91df21e58" office:value-type="string">
            <text:p>HSV</text:p>
          </table:table-cell>
          <table:table-cell table:style-name="ACE-0x7fa91df21e58" office:value-type="float" office:value="98">
            <text:p>98</text:p>
          </table:table-cell>
          <table:table-cell table:style-name="ACE-0x7fa91df21e58" office:value-type="float" office:value="87">
            <text:p>87</text:p>
          </table:table-cell>
          <table:table-cell table:style-name="ACE-0x7fa91df21f80" table:formula="of:=[.J7]/[.I7]" office:value-type="float" office:value="0.887755102040816">
            <text:p>88.78%</text:p>
          </table:table-cell>
          <table:table-cell table:style-name="ACE-0x7fa91df21e58" table:formula="of:=[.I7]-[.J7]" office:value-type="float" office:value="11">
            <text:p>11</text:p>
          </table:table-cell>
          <table:table-cell table:style-name="ACE-0x7fa91df21f80" table:formula="of:=[.L7]/[.I7]" office:value-type="float" office:value="0.112244897959184">
            <text:p>11.22%</text:p>
          </table:table-cell>
          <table:table-cell table:style-name="Gnumeric-default"/>
          <table:table-cell table:style-name="Gnumeric-default" office:value-type="string">
            <text:p>HSV</text:p>
          </table:table-cell>
          <table:table-cell table:style-name="Gnumeric-default" office:value-type="float" office:value="91">
            <text:p>91</text:p>
          </table:table-cell>
          <table:table-cell table:style-name="Gnumeric-default" office:value-type="float" office:value="75">
            <text:p>75</text:p>
          </table:table-cell>
          <table:table-cell table:style-name="ACE-0x7fa91df21ae0" table:formula="of:=[.Q7]/[.P7]" office:value-type="float" office:value="0.824175824175824">
            <text:p>82.42%</text:p>
          </table:table-cell>
          <table:table-cell table:style-name="Gnumeric-default" table:formula="of:=[.P7]-[.Q7]" office:value-type="float" office:value="16">
            <text:p>16</text:p>
          </table:table-cell>
          <table:table-cell table:style-name="ACE-0x7fa91df21ae0" table:formula="of:=[.S7]/[.P7]" office:value-type="float" office:value="0.175824175824176">
            <text:p>17.58%</text:p>
          </table:table-cell>
          <table:table-cell table:number-columns-repeated="108" table:style-name="Gnumeric-default"/>
        </table:table-row>
        <table:table-row table:style-name="AROW-1">
          <table:table-cell table:style-name="Gnumeric-default" office:value-type="string">
            <text:p>H</text:p>
          </table:table-cell>
          <table:table-cell table:style-name="Gnumeric-default" office:value-type="float" office:value="145">
            <text:p>145</text:p>
          </table:table-cell>
          <table:table-cell table:style-name="Gnumeric-default" office:value-type="float" office:value="104">
            <text:p>104</text:p>
          </table:table-cell>
          <table:table-cell table:style-name="ACE-0x7fa91df21ae0" table:formula="of:=[.C8]/[.B8]" office:value-type="float" office:value="0.717241379310345">
            <text:p>71.72%</text:p>
          </table:table-cell>
          <table:table-cell table:style-name="Gnumeric-default" table:formula="of:=[.B8]-[.C8]" office:value-type="float" office:value="41">
            <text:p>41</text:p>
          </table:table-cell>
          <table:table-cell table:style-name="ACE-0x7fa91df21ae0" table:formula="of:=[.E8]/[.B8]" office:value-type="float" office:value="0.282758620689655">
            <text:p>28.28%</text:p>
          </table:table-cell>
          <table:table-cell table:style-name="Gnumeric-default"/>
          <table:table-cell table:style-name="Gnumeric-default" office:value-type="string">
            <text:p>H</text:p>
          </table:table-cell>
          <table:table-cell table:style-name="Gnumeric-default" office:value-type="float" office:value="116">
            <text:p>116</text:p>
          </table:table-cell>
          <table:table-cell table:style-name="Gnumeric-default" office:value-type="float" office:value="94">
            <text:p>94</text:p>
          </table:table-cell>
          <table:table-cell table:style-name="ACE-0x7fa91df21ae0" table:formula="of:=[.J8]/[.I8]" office:value-type="float" office:value="0.810344827586207">
            <text:p>81.03%</text:p>
          </table:table-cell>
          <table:table-cell table:style-name="Gnumeric-default" table:formula="of:=[.I8]-[.J8]" office:value-type="float" office:value="22">
            <text:p>22</text:p>
          </table:table-cell>
          <table:table-cell table:style-name="ACE-0x7fa91df21ae0" table:formula="of:=[.L8]/[.I8]" office:value-type="float" office:value="0.189655172413793">
            <text:p>18.97%</text:p>
          </table:table-cell>
          <table:table-cell table:style-name="Gnumeric-default"/>
          <table:table-cell table:style-name="Gnumeric-default" office:value-type="string">
            <text:p>H</text:p>
          </table:table-cell>
          <table:table-cell table:style-name="Gnumeric-default" office:value-type="float" office:value="127">
            <text:p>127</text:p>
          </table:table-cell>
          <table:table-cell table:style-name="Gnumeric-default" office:value-type="float" office:value="91">
            <text:p>91</text:p>
          </table:table-cell>
          <table:table-cell table:style-name="ACE-0x7fa91df21ae0" table:formula="of:=[.Q8]/[.P8]" office:value-type="float" office:value="0.716535433070866">
            <text:p>71.65%</text:p>
          </table:table-cell>
          <table:table-cell table:style-name="Gnumeric-default" table:formula="of:=[.P8]-[.Q8]" office:value-type="float" office:value="36">
            <text:p>36</text:p>
          </table:table-cell>
          <table:table-cell table:style-name="ACE-0x7fa91df21ae0" table:formula="of:=[.S8]/[.P8]" office:value-type="float" office:value="0.283464566929134">
            <text:p>28.35%</text:p>
          </table:table-cell>
          <table:table-cell table:number-columns-repeated="108" table:style-name="Gnumeric-default"/>
        </table:table-row>
        <table:table-row table:style-name="AROW-1">
          <table:table-cell table:style-name="Gnumeric-default" office:value-type="string">
            <text:p>S</text:p>
          </table:table-cell>
          <table:table-cell table:style-name="Gnumeric-default" office:value-type="float" office:value="91">
            <text:p>91</text:p>
          </table:table-cell>
          <table:table-cell table:style-name="Gnumeric-default" office:value-type="float" office:value="78">
            <text:p>78</text:p>
          </table:table-cell>
          <table:table-cell table:style-name="ACE-0x7fa91df21ae0" table:formula="of:=[.C9]/[.B9]" office:value-type="float" office:value="0.857142857142857">
            <text:p>85.71%</text:p>
          </table:table-cell>
          <table:table-cell table:style-name="Gnumeric-default" table:formula="of:=[.B9]-[.C9]" office:value-type="float" office:value="13">
            <text:p>13</text:p>
          </table:table-cell>
          <table:table-cell table:style-name="ACE-0x7fa91df21ae0" table:formula="of:=[.E9]/[.B9]" office:value-type="float" office:value="0.142857142857143">
            <text:p>14.29%</text:p>
          </table:table-cell>
          <table:table-cell table:style-name="Gnumeric-default"/>
          <table:table-cell table:style-name="ACE-0x7fa91df220a8" office:value-type="string">
            <text:p>S</text:p>
          </table:table-cell>
          <table:table-cell table:style-name="ACE-0x7fa91df220a8" office:value-type="float" office:value="79">
            <text:p>79</text:p>
          </table:table-cell>
          <table:table-cell table:style-name="ACE-0x7fa91df220a8" office:value-type="float" office:value="69">
            <text:p>69</text:p>
          </table:table-cell>
          <table:table-cell table:style-name="ACE-0x7fa91df221d0" table:formula="of:=[.J9]/[.I9]" office:value-type="float" office:value="0.873417721518987">
            <text:p>87.34%</text:p>
          </table:table-cell>
          <table:table-cell table:style-name="ACE-0x7fa91df220a8" table:formula="of:=[.I9]-[.J9]" office:value-type="float" office:value="10">
            <text:p>10</text:p>
          </table:table-cell>
          <table:table-cell table:style-name="ACE-0x7fa91df221d0" table:formula="of:=[.L9]/[.I9]" office:value-type="float" office:value="0.126582278481013">
            <text:p>12.66%</text:p>
          </table:table-cell>
          <table:table-cell table:style-name="Gnumeric-default"/>
          <table:table-cell table:style-name="Gnumeric-default" office:value-type="string">
            <text:p>S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62">
            <text:p>62</text:p>
          </table:table-cell>
          <table:table-cell table:style-name="ACE-0x7fa91df21ae0" table:formula="of:=[.Q9]/[.P9]" office:value-type="float" office:value="0.849315068493151">
            <text:p>84.93%</text:p>
          </table:table-cell>
          <table:table-cell table:style-name="Gnumeric-default" table:formula="of:=[.P9]-[.Q9]" office:value-type="float" office:value="11">
            <text:p>11</text:p>
          </table:table-cell>
          <table:table-cell table:style-name="ACE-0x7fa91df21ae0" table:formula="of:=[.S9]/[.P9]" office:value-type="float" office:value="0.150684931506849">
            <text:p>15.07%</text:p>
          </table:table-cell>
          <table:table-cell table:number-columns-repeated="108" table:style-name="Gnumeric-default"/>
        </table:table-row>
        <table:table-row table:style-name="AROW-1">
          <table:table-cell table:style-name="Gnumeric-default" office:value-type="string">
            <text:p>V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33">
            <text:p>33</text:p>
          </table:table-cell>
          <table:table-cell table:style-name="ACE-0x7fa91df222f8" table:formula="of:=[.C10]/[.B10]" office:value-type="float" office:value="0.6875">
            <text:p>68.75%</text:p>
          </table:table-cell>
          <table:table-cell table:style-name="Gnumeric-default" table:formula="of:=[.B10]-[.C10]" office:value-type="float" office:value="15">
            <text:p>15</text:p>
          </table:table-cell>
          <table:table-cell table:style-name="ACE-0x7fa91df21ae0" table:formula="of:=[.E10]/[.B10]" office:value-type="float" office:value="0.3125">
            <text:p>31.25%</text:p>
          </table:table-cell>
          <table:table-cell table:style-name="Gnumeric-default"/>
          <table:table-cell table:style-name="Gnumeric-default" office:value-type="string">
            <text:p>V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29">
            <text:p>29</text:p>
          </table:table-cell>
          <table:table-cell table:style-name="ACE-0x7fa91df222f8" table:formula="of:=[.J10]/[.I10]" office:value-type="float" office:value="0.725">
            <text:p>72.50%</text:p>
          </table:table-cell>
          <table:table-cell table:style-name="Gnumeric-default" table:formula="of:=[.I10]-[.J10]" office:value-type="float" office:value="11">
            <text:p>11</text:p>
          </table:table-cell>
          <table:table-cell table:style-name="ACE-0x7fa91df21ae0" table:formula="of:=[.L10]/[.I10]" office:value-type="float" office:value="0.275">
            <text:p>27.50%</text:p>
          </table:table-cell>
          <table:table-cell table:style-name="Gnumeric-default"/>
          <table:table-cell table:style-name="ACE-0x7fa91df21c08" office:value-type="string">
            <text:p>V</text:p>
          </table:table-cell>
          <table:table-cell table:style-name="ACE-0x7fa91df21c08" office:value-type="float" office:value="47">
            <text:p>47</text:p>
          </table:table-cell>
          <table:table-cell table:style-name="ACE-0x7fa91df21c08" office:value-type="float" office:value="31">
            <text:p>31</text:p>
          </table:table-cell>
          <table:table-cell table:style-name="ACE-0x7fa91df22420" table:formula="of:=[.Q10]/[.P10]" office:value-type="float" office:value="0.659574468085106">
            <text:p>65.96%</text:p>
          </table:table-cell>
          <table:table-cell table:style-name="ACE-0x7fa91df21c08" table:formula="of:=[.P10]-[.Q10]" office:value-type="float" office:value="16">
            <text:p>16</text:p>
          </table:table-cell>
          <table:table-cell table:style-name="ACE-0x7fa91df21d30" table:formula="of:=[.S10]/[.P10]" office:value-type="float" office:value="0.340425531914894">
            <text:p>34.04%</text:p>
          </table:table-cell>
          <table:table-cell table:number-columns-repeated="108" table:style-name="Gnumeric-default"/>
        </table:table-row>
        <table:table-row table:style-name="AROW-1">
          <table:table-cell table:number-columns-repeated="128"/>
        </table:table-row>
        <table:table-row table:style-name="AROW-0">
          <table:table-cell table:number-columns-repeated="128"/>
        </table:table-row>
        <table:table-row table:style-name="AROW-0">
          <table:table-cell table:number-columns-spanned="6" table:style-name="Gnumeric-default" office:value-type="string">
            <text:p>t7 - t9</text:p>
          </table:table-cell>
          <table:covered-table-cell table:number-columns-repeated="5"/>
          <table:table-cell table:style-name="Gnumeric-default"/>
          <table:table-cell table:number-columns-spanned="6" table:style-name="Gnumeric-default" office:value-type="string">
            <text:p>t9 - t11</text:p>
          </table:table-cell>
          <table:covered-table-cell table:number-columns-repeated="5"/>
          <table:table-cell table:number-columns-repeated="115" table:style-name="Gnumeric-default"/>
        </table:table-row>
        <table:table-row table:style-name="AROW-1">
          <table:table-cell table:style-name="Gnumeric-default" office:value-type="string">
            <text:p>Value</text:p>
          </table:table-cell>
          <table:table-cell table:style-name="Gnumeric-default" office:value-type="string">
            <text:p>Total</text:p>
          </table:table-cell>
          <table:table-cell table:style-name="Gnumeric-default" office:value-type="string">
            <text:p>Goods</text:p>
          </table:table-cell>
          <table:table-cell table:style-name="ACE-0x7fa91df21ae0" office:value-type="string">
            <text:p>Percent</text:p>
          </table:table-cell>
          <table:table-cell table:style-name="Gnumeric-default" office:value-type="string">
            <text:p>Outliers</text:p>
          </table:table-cell>
          <table:table-cell table:style-name="ACE-0x7fa91df21ae0" office:value-type="string">
            <text:p>Percent</text:p>
          </table:table-cell>
          <table:table-cell table:style-name="Gnumeric-default"/>
          <table:table-cell table:style-name="Gnumeric-default" office:value-type="string">
            <text:p>Value</text:p>
          </table:table-cell>
          <table:table-cell table:style-name="Gnumeric-default" office:value-type="string">
            <text:p>Total</text:p>
          </table:table-cell>
          <table:table-cell table:style-name="Gnumeric-default" office:value-type="string">
            <text:p>Goods</text:p>
          </table:table-cell>
          <table:table-cell table:style-name="ACE-0x7fa91df21ae0" office:value-type="string">
            <text:p>Percent</text:p>
          </table:table-cell>
          <table:table-cell table:style-name="Gnumeric-default" office:value-type="string">
            <text:p>Outliers</text:p>
          </table:table-cell>
          <table:table-cell table:style-name="ACE-0x7fa91df21ae0" office:value-type="string">
            <text:p>Percent</text:p>
          </table:table-cell>
          <table:table-cell table:style-name="Gnumeric-default"/>
          <table:table-cell table:style-name="Gnumeric-default" office:value-type="string">
            <text:p>GRAY</text:p>
          </table:table-cell>
          <table:table-cell table:style-name="ACE-0x7fa91df21ae0" table:formula="of:=(([.D3]+[.K3]+[.R3]+[.D15]+[.K15])/5)" office:value-type="float" office:value="0.768419008379158">
            <text:p>76.84%</text:p>
          </table:table-cell>
          <table:table-cell table:number-columns-repeated="112" table:style-name="Gnumeric-default"/>
        </table:table-row>
        <table:table-row table:style-name="AROW-1">
          <table:table-cell table:style-name="Gnumeric-default" office:value-type="string">
            <text:p>GRAY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33">
            <text:p>33</text:p>
          </table:table-cell>
          <table:table-cell table:style-name="ACE-0x7fa91df21ae0" table:formula="of:=[.C15]/[.B15]" office:value-type="float" office:value="0.767441860465116">
            <text:p>76.74%</text:p>
          </table:table-cell>
          <table:table-cell table:style-name="Gnumeric-default" table:formula="of:=[.B15]-[.C15]" office:value-type="float" office:value="10">
            <text:p>10</text:p>
          </table:table-cell>
          <table:table-cell table:style-name="ACE-0x7fa91df21ae0" table:formula="of:=[.E15]/[.B15]" office:value-type="float" office:value="0.232558139534884">
            <text:p>23.26%</text:p>
          </table:table-cell>
          <table:table-cell table:style-name="Gnumeric-default"/>
          <table:table-cell table:style-name="Gnumeric-default" office:value-type="string">
            <text:p>GRAY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25">
            <text:p>25</text:p>
          </table:table-cell>
          <table:table-cell table:style-name="ACE-0x7fa91df21ae0" table:formula="of:=[.J15]/[.I15]" office:value-type="float" office:value="0.757575757575758">
            <text:p>75.76%</text:p>
          </table:table-cell>
          <table:table-cell table:style-name="Gnumeric-default" table:formula="of:=[.I15]-[.J15]" office:value-type="float" office:value="8">
            <text:p>8</text:p>
          </table:table-cell>
          <table:table-cell table:style-name="ACE-0x7fa91df21ae0" table:formula="of:=[.L15]/[.I15]" office:value-type="float" office:value="0.242424242424242">
            <text:p>24.24%</text:p>
          </table:table-cell>
          <table:table-cell table:style-name="Gnumeric-default"/>
          <table:table-cell table:style-name="Gnumeric-default" office:value-type="string">
            <text:p>R</text:p>
          </table:table-cell>
          <table:table-cell table:style-name="ACE-0x7fa91df21ae0" table:formula="of:=(([.D4]+[.K4]+[.R4]+[.D16]+[.K16])/5)" office:value-type="float" office:value="0.750208847904701">
            <text:p>75.02%</text:p>
          </table:table-cell>
          <table:table-cell table:number-columns-repeated="112" table:style-name="Gnumeric-default"/>
        </table:table-row>
        <table:table-row table:style-name="AROW-1">
          <table:table-cell table:style-name="Gnumeric-default" office:value-type="string">
            <text:p>R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25">
            <text:p>25</text:p>
          </table:table-cell>
          <table:table-cell table:style-name="ACE-0x7fa91df21ae0" table:formula="of:=[.C16]/[.B16]" office:value-type="float" office:value="0.757575757575758">
            <text:p>75.76%</text:p>
          </table:table-cell>
          <table:table-cell table:style-name="Gnumeric-default" table:formula="of:=[.B16]-[.C16]" office:value-type="float" office:value="8">
            <text:p>8</text:p>
          </table:table-cell>
          <table:table-cell table:style-name="ACE-0x7fa91df21ae0" table:formula="of:=[.E16]/[.B16]" office:value-type="float" office:value="0.242424242424242">
            <text:p>24.24%</text:p>
          </table:table-cell>
          <table:table-cell table:style-name="Gnumeric-default"/>
          <table:table-cell table:style-name="Gnumeric-default" office:value-type="string">
            <text:p>R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24">
            <text:p>24</text:p>
          </table:table-cell>
          <table:table-cell table:style-name="ACE-0x7fa91df21ae0" table:formula="of:=[.J16]/[.I16]" office:value-type="float" office:value="0.774193548387097">
            <text:p>77.42%</text:p>
          </table:table-cell>
          <table:table-cell table:style-name="Gnumeric-default" table:formula="of:=[.I16]-[.J16]" office:value-type="float" office:value="7">
            <text:p>7</text:p>
          </table:table-cell>
          <table:table-cell table:style-name="ACE-0x7fa91df21ae0" table:formula="of:=[.L16]/[.I16]" office:value-type="float" office:value="0.225806451612903">
            <text:p>22.58%</text:p>
          </table:table-cell>
          <table:table-cell table:style-name="Gnumeric-default"/>
          <table:table-cell table:style-name="Gnumeric-default" office:value-type="string">
            <text:p>G</text:p>
          </table:table-cell>
          <table:table-cell table:style-name="ACE-0x7fa91df21ae0" table:formula="of:=(([.D5]+[.K5]+[.R5]+[.D17]+[.K17])/5)" office:value-type="float" office:value="0.687804687092228">
            <text:p>68.78%</text:p>
          </table:table-cell>
          <table:table-cell table:number-columns-repeated="112" table:style-name="Gnumeric-default"/>
        </table:table-row>
        <table:table-row table:style-name="AROW-1">
          <table:table-cell table:style-name="ACE-0x7fa91df21c08" office:value-type="string">
            <text:p>G</text:p>
          </table:table-cell>
          <table:table-cell table:style-name="ACE-0x7fa91df21c08" office:value-type="float" office:value="46">
            <text:p>46</text:p>
          </table:table-cell>
          <table:table-cell table:style-name="ACE-0x7fa91df21c08" office:value-type="float" office:value="31">
            <text:p>31</text:p>
          </table:table-cell>
          <table:table-cell table:style-name="ACE-0x7fa91df21d30" table:formula="of:=[.C17]/[.B17]" office:value-type="float" office:value="0.673913043478261">
            <text:p>67.39%</text:p>
          </table:table-cell>
          <table:table-cell table:style-name="ACE-0x7fa91df21c08" table:formula="of:=[.B17]-[.C17]" office:value-type="float" office:value="15">
            <text:p>15</text:p>
          </table:table-cell>
          <table:table-cell table:style-name="ACE-0x7fa91df21d30" table:formula="of:=[.E17]/[.B17]" office:value-type="float" office:value="0.326086956521739">
            <text:p>32.61%</text:p>
          </table:table-cell>
          <table:table-cell table:style-name="Gnumeric-default"/>
          <table:table-cell table:style-name="Gnumeric-default" office:value-type="string">
            <text:p>G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24">
            <text:p>24</text:p>
          </table:table-cell>
          <table:table-cell table:style-name="ACE-0x7fa91df21ae0" table:formula="of:=[.J17]/[.I17]" office:value-type="float" office:value="0.705882352941177">
            <text:p>70.59%</text:p>
          </table:table-cell>
          <table:table-cell table:style-name="Gnumeric-default" table:formula="of:=[.I17]-[.J17]" office:value-type="float" office:value="10">
            <text:p>10</text:p>
          </table:table-cell>
          <table:table-cell table:style-name="ACE-0x7fa91df21ae0" table:formula="of:=[.L17]/[.I17]" office:value-type="float" office:value="0.294117647058824">
            <text:p>29.41%</text:p>
          </table:table-cell>
          <table:table-cell table:style-name="Gnumeric-default"/>
          <table:table-cell table:style-name="Gnumeric-default" office:value-type="string">
            <text:p>B</text:p>
          </table:table-cell>
          <table:table-cell table:style-name="ACE-0x7fa91df21ae0" table:formula="of:=(([.D6]+[.K6]+[.R6]+[.D18]+[.K18])/5)" office:value-type="float" office:value="0.688775220233021">
            <text:p>68.88%</text:p>
          </table:table-cell>
          <table:table-cell table:number-columns-repeated="112" table:style-name="Gnumeric-default"/>
        </table:table-row>
        <table:table-row table:style-name="AROW-1">
          <table:table-cell table:style-name="Gnumeric-default" office:value-type="string">
            <text:p>B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28">
            <text:p>28</text:p>
          </table:table-cell>
          <table:table-cell table:style-name="ACE-0x7fa91df21ae0" table:formula="of:=[.C18]/[.B18]" office:value-type="float" office:value="0.7">
            <text:p>70.00%</text:p>
          </table:table-cell>
          <table:table-cell table:style-name="Gnumeric-default" table:formula="of:=[.B18]-[.C18]" office:value-type="float" office:value="12">
            <text:p>12</text:p>
          </table:table-cell>
          <table:table-cell table:style-name="ACE-0x7fa91df21ae0" table:formula="of:=[.E18]/[.B18]" office:value-type="float" office:value="0.3">
            <text:p>30.00%</text:p>
          </table:table-cell>
          <table:table-cell table:style-name="Gnumeric-default"/>
          <table:table-cell table:style-name="ACE-0x7fa91df21c08" office:value-type="string">
            <text:p>B</text:p>
          </table:table-cell>
          <table:table-cell table:style-name="ACE-0x7fa91df21c08" office:value-type="float" office:value="30">
            <text:p>30</text:p>
          </table:table-cell>
          <table:table-cell table:style-name="ACE-0x7fa91df21c08" office:value-type="float" office:value="20">
            <text:p>20</text:p>
          </table:table-cell>
          <table:table-cell table:style-name="ACE-0x7fa91df21d30" table:formula="of:=[.J18]/[.I18]" office:value-type="float" office:value="0.666666666666667">
            <text:p>66.67%</text:p>
          </table:table-cell>
          <table:table-cell table:style-name="ACE-0x7fa91df21c08" table:formula="of:=[.I18]-[.J18]" office:value-type="float" office:value="10">
            <text:p>10</text:p>
          </table:table-cell>
          <table:table-cell table:style-name="ACE-0x7fa91df21d30" table:formula="of:=[.L18]/[.I18]" office:value-type="float" office:value="0.333333333333333">
            <text:p>33.33%</text:p>
          </table:table-cell>
          <table:table-cell table:style-name="Gnumeric-default"/>
          <table:table-cell table:style-name="Gnumeric-default" office:value-type="string">
            <text:p>HSV</text:p>
          </table:table-cell>
          <table:table-cell table:style-name="ACE-0x7fa91df21ae0" table:formula="of:=(([.D7]+[.K7]+[.R7]+[.D19]+[.K19])/5)" office:value-type="float" office:value="0.826201612240573">
            <text:p>82.62%</text:p>
          </table:table-cell>
          <table:table-cell table:number-columns-repeated="112" table:style-name="Gnumeric-default"/>
        </table:table-row>
        <table:table-row table:style-name="AROW-1">
          <table:table-cell table:style-name="Gnumeric-default" office:value-type="string">
            <text:p>HSV</text:p>
          </table:table-cell>
          <table:table-cell table:style-name="Gnumeric-default" office:value-type="float" office:value="99">
            <text:p>99</text:p>
          </table:table-cell>
          <table:table-cell table:style-name="Gnumeric-default" office:value-type="float" office:value="78">
            <text:p>78</text:p>
          </table:table-cell>
          <table:table-cell table:style-name="ACE-0x7fa91df21ae0" table:formula="of:=[.C19]/[.B19]" office:value-type="float" office:value="0.787878787878788">
            <text:p>78.79%</text:p>
          </table:table-cell>
          <table:table-cell table:style-name="Gnumeric-default" table:formula="of:=[.B19]-[.C19]" office:value-type="float" office:value="21">
            <text:p>21</text:p>
          </table:table-cell>
          <table:table-cell table:style-name="ACE-0x7fa91df21ae0" table:formula="of:=[.E19]/[.B19]" office:value-type="float" office:value="0.212121212121212">
            <text:p>21.21%</text:p>
          </table:table-cell>
          <table:table-cell table:style-name="Gnumeric-default"/>
          <table:table-cell table:style-name="Gnumeric-default" office:value-type="string">
            <text:p>HSV</text:p>
          </table:table-cell>
          <table:table-cell table:style-name="Gnumeric-default" office:value-type="float" office:value="88">
            <text:p>88</text:p>
          </table:table-cell>
          <table:table-cell table:style-name="Gnumeric-default" office:value-type="float" office:value="73">
            <text:p>73</text:p>
          </table:table-cell>
          <table:table-cell table:style-name="ACE-0x7fa91df21ae0" table:formula="of:=[.J19]/[.I19]" office:value-type="float" office:value="0.829545454545455">
            <text:p>82.95%</text:p>
          </table:table-cell>
          <table:table-cell table:style-name="Gnumeric-default" table:formula="of:=[.I19]-[.J19]" office:value-type="float" office:value="15">
            <text:p>15</text:p>
          </table:table-cell>
          <table:table-cell table:style-name="ACE-0x7fa91df21ae0" table:formula="of:=[.L19]/[.I19]" office:value-type="float" office:value="0.170454545454545">
            <text:p>17.05%</text:p>
          </table:table-cell>
          <table:table-cell table:style-name="Gnumeric-default"/>
          <table:table-cell table:style-name="ACE-0x7fa91df21c08" office:value-type="string">
            <text:p>H</text:p>
          </table:table-cell>
          <table:table-cell table:style-name="ACE-0x7fa91df21ae0" table:formula="of:=(([.D8]+[.K8]+[.R8]+[.D20]+[.K20])/5)" office:value-type="float" office:value="0.734305527772665">
            <text:p>73.43%</text:p>
          </table:table-cell>
          <table:table-cell table:number-columns-repeated="112" table:style-name="Gnumeric-default"/>
        </table:table-row>
        <table:table-row table:style-name="AROW-1">
          <table:table-cell table:style-name="Gnumeric-default" office:value-type="string">
            <text:p>H</text:p>
          </table:table-cell>
          <table:table-cell table:style-name="Gnumeric-default" office:value-type="float" office:value="137">
            <text:p>137</text:p>
          </table:table-cell>
          <table:table-cell table:style-name="Gnumeric-default" office:value-type="float" office:value="100">
            <text:p>100</text:p>
          </table:table-cell>
          <table:table-cell table:style-name="ACE-0x7fa91df21ae0" table:formula="of:=[.C20]/[.B20]" office:value-type="float" office:value="0.72992700729927">
            <text:p>72.99%</text:p>
          </table:table-cell>
          <table:table-cell table:style-name="Gnumeric-default" table:formula="of:=[.B20]-[.C20]" office:value-type="float" office:value="37">
            <text:p>37</text:p>
          </table:table-cell>
          <table:table-cell table:style-name="ACE-0x7fa91df21ae0" table:formula="of:=[.E20]/[.B20]" office:value-type="float" office:value="0.27007299270073">
            <text:p>27.01%</text:p>
          </table:table-cell>
          <table:table-cell table:style-name="Gnumeric-default"/>
          <table:table-cell table:style-name="Gnumeric-default" office:value-type="string">
            <text:p>H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83">
            <text:p>83</text:p>
          </table:table-cell>
          <table:table-cell table:style-name="ACE-0x7fa91df21ae0" table:formula="of:=[.J20]/[.I20]" office:value-type="float" office:value="0.697478991596639">
            <text:p>69.75%</text:p>
          </table:table-cell>
          <table:table-cell table:style-name="Gnumeric-default" table:formula="of:=[.I20]-[.J20]" office:value-type="float" office:value="36">
            <text:p>36</text:p>
          </table:table-cell>
          <table:table-cell table:style-name="ACE-0x7fa91df21ae0" table:formula="of:=[.L20]/[.I20]" office:value-type="float" office:value="0.302521008403361">
            <text:p>30.25%</text:p>
          </table:table-cell>
          <table:table-cell table:style-name="Gnumeric-default"/>
          <table:table-cell table:style-name="Gnumeric-default" office:value-type="string">
            <text:p>S</text:p>
          </table:table-cell>
          <table:table-cell table:style-name="ACE-0x7fa91df21ae0" table:formula="of:=(([.D9]+[.K9]+[.R9]+[.D21]+[.K21])/5)" office:value-type="float" office:value="0.861174192662849">
            <text:p>86.12%</text:p>
          </table:table-cell>
          <table:table-cell table:number-columns-repeated="112" table:style-name="Gnumeric-default"/>
        </table:table-row>
        <table:table-row table:style-name="AROW-1">
          <table:table-cell table:style-name="Gnumeric-default" office:value-type="string">
            <text:p>S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60">
            <text:p>60</text:p>
          </table:table-cell>
          <table:table-cell table:style-name="ACE-0x7fa91df21ae0" table:formula="of:=[.C21]/[.B21]" office:value-type="float" office:value="0.857142857142857">
            <text:p>85.71%</text:p>
          </table:table-cell>
          <table:table-cell table:style-name="Gnumeric-default" table:formula="of:=[.B21]-[.C21]" office:value-type="float" office:value="10">
            <text:p>10</text:p>
          </table:table-cell>
          <table:table-cell table:style-name="ACE-0x7fa91df21ae0" table:formula="of:=[.E21]/[.B21]" office:value-type="float" office:value="0.142857142857143">
            <text:p>14.29%</text:p>
          </table:table-cell>
          <table:table-cell table:style-name="Gnumeric-default"/>
          <table:table-cell table:style-name="ACE-0x7fa91df220a8" office:value-type="string">
            <text:p>S</text:p>
          </table:table-cell>
          <table:table-cell table:style-name="ACE-0x7fa91df220a8" office:value-type="float" office:value="61">
            <text:p>61</text:p>
          </table:table-cell>
          <table:table-cell table:style-name="ACE-0x7fa91df220a8" office:value-type="float" office:value="53">
            <text:p>53</text:p>
          </table:table-cell>
          <table:table-cell table:style-name="ACE-0x7fa91df221d0" table:formula="of:=[.J21]/[.I21]" office:value-type="float" office:value="0.868852459016393">
            <text:p>86.89%</text:p>
          </table:table-cell>
          <table:table-cell table:style-name="ACE-0x7fa91df220a8" table:formula="of:=[.I21]-[.J21]" office:value-type="float" office:value="8">
            <text:p>8</text:p>
          </table:table-cell>
          <table:table-cell table:style-name="ACE-0x7fa91df221d0" table:formula="of:=[.L21]/[.I21]" office:value-type="float" office:value="0.131147540983607">
            <text:p>13.11%</text:p>
          </table:table-cell>
          <table:table-cell table:style-name="Gnumeric-default"/>
          <table:table-cell table:style-name="Gnumeric-default" office:value-type="string">
            <text:p>V</text:p>
          </table:table-cell>
          <table:table-cell table:style-name="ACE-0x7fa91df21ae0" table:formula="of:=(([.D10]+[.K10]+[.R10]+[.D22]+[.K22])/5)" office:value-type="float" office:value="0.714245114330094">
            <text:p>71.42%</text:p>
          </table:table-cell>
          <table:table-cell table:number-columns-repeated="112" table:style-name="Gnumeric-default"/>
        </table:table-row>
        <table:table-row table:style-name="AROW-1">
          <table:table-cell table:style-name="Gnumeric-default" office:value-type="string">
            <text:p>V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30">
            <text:p>30</text:p>
          </table:table-cell>
          <table:table-cell table:style-name="ACE-0x7fa91df222f8" table:formula="of:=[.C22]/[.B22]" office:value-type="float" office:value="0.789473684210526">
            <text:p>78.95%</text:p>
          </table:table-cell>
          <table:table-cell table:style-name="Gnumeric-default" table:formula="of:=[.B22]-[.C22]" office:value-type="float" office:value="8">
            <text:p>8</text:p>
          </table:table-cell>
          <table:table-cell table:style-name="ACE-0x7fa91df21ae0" table:formula="of:=[.E22]/[.B22]" office:value-type="float" office:value="0.210526315789474">
            <text:p>21.05%</text:p>
          </table:table-cell>
          <table:table-cell table:style-name="Gnumeric-default"/>
          <table:table-cell table:style-name="Gnumeric-default" office:value-type="string">
            <text:p>V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22">
            <text:p>22</text:p>
          </table:table-cell>
          <table:table-cell table:style-name="ACE-0x7fa91df222f8" table:formula="of:=[.J22]/[.I22]" office:value-type="float" office:value="0.709677419354839">
            <text:p>70.97%</text:p>
          </table:table-cell>
          <table:table-cell table:style-name="Gnumeric-default" table:formula="of:=[.I22]-[.J22]" office:value-type="float" office:value="9">
            <text:p>9</text:p>
          </table:table-cell>
          <table:table-cell table:style-name="ACE-0x7fa91df21ae0" table:formula="of:=[.L22]/[.I22]" office:value-type="float" office:value="0.290322580645161">
            <text:p>29.03%</text:p>
          </table:table-cell>
          <table:table-cell table:number-columns-repeated="115" table:style-name="Gnumeric-default"/>
        </table:table-row>
        <table:table-row table:style-name="AROW-1" table:number-rows-repeated="5">
          <table:table-cell table:number-columns-repeated="128"/>
        </table:table-row>
        <table:table-row table:style-name="AROW-0" table:number-rows-repeated="1048549">
          <table:table-cell table:number-columns-repeated="128"/>
        </table:table-row>
        <table:named-expressions>
          <table:named-expression table:name="Print_Area" table:expression="of:=#REF!" table:base-cell-address="$'Escenario 1'.$A$1"/>
          <table:named-expression table:name="Sheet_Title" table:expression="of:=&quot;Escenario 1&quot;" table:base-cell-address="$'Escenario 1'.$A$1"/>
        </table:named-expressions>
        <gnm:selections gnm:cursor-col="15" gnm:cursor-row="13">
          <gnm:selection gnm:start-col="15" gnm:start-row="19" gnm:end-col="15" gnm:end-row="19"/>
          <gnm:selection gnm:start-col="15" gnm:start-row="17" gnm:end-col="15" gnm:end-row="17"/>
          <gnm:selection gnm:start-col="15" gnm:start-row="13" gnm:end-col="15" gnm:end-row="13"/>
        </gnm:selections>
      </table:table>
      <table:table table:name="Escenario 2" table:style-name="ta-0x7fa91df0e200" table:print="true">
        <office:forms form:automatic-focus="false" form:apply-design-mode="false">
          <form:form/>
        </office:forms>
        <table:table-column table:default-cell-style-name="ACE-0x7fa91df1f140" table:style-name="ACOL-0" table:number-columns-repeated="20"/>
        <table:table-column table:default-cell-style-name="ACE-0x7fa91df1f140" table:style-name="ACOL-0" table:number-columns-repeated="108"/>
        <table:table-row table:style-name="AROW-1">
          <table:table-cell table:number-columns-spanned="6" table:style-name="ACE-0x7fa91df1f140" office:value-type="string">
            <text:p>t1 - t3</text:p>
          </table:table-cell>
          <table:covered-table-cell table:number-columns-repeated="5"/>
          <table:table-cell table:style-name="ACE-0x7fa91df1f140"/>
          <table:table-cell table:number-columns-spanned="6" table:style-name="ACE-0x7fa91df1f140" office:value-type="string">
            <text:p>t3 - t5</text:p>
          </table:table-cell>
          <table:covered-table-cell table:number-columns-repeated="5"/>
          <table:table-cell table:style-name="ACE-0x7fa91df1f140"/>
          <table:table-cell table:number-columns-spanned="6" table:style-name="ACE-0x7fa91df1f140" office:value-type="string">
            <text:p>t5 - t7</text:p>
          </table:table-cell>
          <table:covered-table-cell table:number-columns-repeated="5"/>
          <table:table-cell table:number-columns-repeated="108" table:style-name="ACE-0x7fa91df1f140"/>
        </table:table-row>
        <table:table-row table:style-name="AROW-1">
          <table:table-cell table:style-name="ACE-0x7fa91df1f140" office:value-type="string">
            <text:p>Value</text:p>
          </table:table-cell>
          <table:table-cell table:style-name="ACE-0x7fa91df1f140" office:value-type="string">
            <text:p>Total</text:p>
          </table:table-cell>
          <table:table-cell table:style-name="ACE-0x7fa91df1f140" office:value-type="string">
            <text:p>Goods</text:p>
          </table:table-cell>
          <table:table-cell table:style-name="ACE-0x7fa91df22548" office:value-type="string">
            <text:p>Percent</text:p>
          </table:table-cell>
          <table:table-cell table:style-name="ACE-0x7fa91df1f140" office:value-type="string">
            <text:p>Outliers</text:p>
          </table:table-cell>
          <table:table-cell table:style-name="ACE-0x7fa91df22548" office:value-type="string">
            <text:p>Percent</text:p>
          </table:table-cell>
          <table:table-cell table:style-name="ACE-0x7fa91df1f140"/>
          <table:table-cell table:style-name="ACE-0x7fa91df1f140" office:value-type="string">
            <text:p>Value</text:p>
          </table:table-cell>
          <table:table-cell table:style-name="ACE-0x7fa91df1f140" office:value-type="string">
            <text:p>Total</text:p>
          </table:table-cell>
          <table:table-cell table:style-name="ACE-0x7fa91df1f140" office:value-type="string">
            <text:p>Goods</text:p>
          </table:table-cell>
          <table:table-cell table:style-name="ACE-0x7fa91df22548" office:value-type="string">
            <text:p>Percent</text:p>
          </table:table-cell>
          <table:table-cell table:style-name="ACE-0x7fa91df1f140" office:value-type="string">
            <text:p>Outliers</text:p>
          </table:table-cell>
          <table:table-cell table:style-name="ACE-0x7fa91df22548" office:value-type="string">
            <text:p>Percent</text:p>
          </table:table-cell>
          <table:table-cell table:style-name="ACE-0x7fa91df1f140"/>
          <table:table-cell table:style-name="ACE-0x7fa91df1f140" office:value-type="string">
            <text:p>Value</text:p>
          </table:table-cell>
          <table:table-cell table:style-name="ACE-0x7fa91df1f140" office:value-type="string">
            <text:p>Total</text:p>
          </table:table-cell>
          <table:table-cell table:style-name="ACE-0x7fa91df1f140" office:value-type="string">
            <text:p>Goods</text:p>
          </table:table-cell>
          <table:table-cell table:style-name="ACE-0x7fa91df22548" office:value-type="string">
            <text:p>Percent</text:p>
          </table:table-cell>
          <table:table-cell table:style-name="ACE-0x7fa91df1f140" office:value-type="string">
            <text:p>Outliers</text:p>
          </table:table-cell>
          <table:table-cell table:style-name="ACE-0x7fa91df22548" office:value-type="string">
            <text:p>Percent</text:p>
          </table:table-cell>
          <table:table-cell table:number-columns-repeated="108" table:style-name="ACE-0x7fa91df1f140"/>
        </table:table-row>
        <table:table-row table:style-name="AROW-1">
          <table:table-cell table:style-name="ACE-0x7fa91df1f140" office:value-type="string">
            <text:p>GRAY</text:p>
          </table:table-cell>
          <table:table-cell table:style-name="ACE-0x7fa91df1f140" office:value-type="float" office:value="64">
            <text:p>64</text:p>
          </table:table-cell>
          <table:table-cell table:style-name="ACE-0x7fa91df1f140" office:value-type="float" office:value="58">
            <text:p>58</text:p>
          </table:table-cell>
          <table:table-cell table:style-name="ACE-0x7fa91df22548" table:formula="of:=[.C3]/[.B3]" office:value-type="float" office:value="0.90625">
            <text:p>90.62%</text:p>
          </table:table-cell>
          <table:table-cell table:style-name="ACE-0x7fa91df1f140" table:formula="of:=[.B3]-[.C3]" office:value-type="float" office:value="6">
            <text:p>6</text:p>
          </table:table-cell>
          <table:table-cell table:style-name="ACE-0x7fa91df22548" table:formula="of:=[.E3]/[.B3]" office:value-type="float" office:value="0.09375">
            <text:p>9.38%</text:p>
          </table:table-cell>
          <table:table-cell table:style-name="ACE-0x7fa91df1f140"/>
          <table:table-cell table:style-name="ACE-0x7fa91df1f140" office:value-type="string">
            <text:p>GRAY</text:p>
          </table:table-cell>
          <table:table-cell table:style-name="ACE-0x7fa91df1f140" office:value-type="float" office:value="60">
            <text:p>60</text:p>
          </table:table-cell>
          <table:table-cell table:style-name="ACE-0x7fa91df1f140" office:value-type="float" office:value="52">
            <text:p>52</text:p>
          </table:table-cell>
          <table:table-cell table:style-name="ACE-0x7fa91df22548" table:formula="of:=[.J3]/[.I3]" office:value-type="float" office:value="0.866666666666667">
            <text:p>86.67%</text:p>
          </table:table-cell>
          <table:table-cell table:style-name="ACE-0x7fa91df1f140" table:formula="of:=[.I3]-[.J3]" office:value-type="float" office:value="8">
            <text:p>8</text:p>
          </table:table-cell>
          <table:table-cell table:style-name="ACE-0x7fa91df22548" table:formula="of:=[.L3]/[.I3]" office:value-type="float" office:value="0.133333333333333">
            <text:p>13.33%</text:p>
          </table:table-cell>
          <table:table-cell table:style-name="ACE-0x7fa91df1f140"/>
          <table:table-cell table:style-name="ACE-0x7fa91df1f140" office:value-type="string">
            <text:p>GRAY</text:p>
          </table:table-cell>
          <table:table-cell table:style-name="ACE-0x7fa91df1f140" office:value-type="float" office:value="66">
            <text:p>66</text:p>
          </table:table-cell>
          <table:table-cell table:style-name="ACE-0x7fa91df1f140" office:value-type="float" office:value="60">
            <text:p>60</text:p>
          </table:table-cell>
          <table:table-cell table:style-name="ACE-0x7fa91df22548" table:formula="of:=[.Q3]/[.P3]" office:value-type="float" office:value="0.909090909090909">
            <text:p>90.91%</text:p>
          </table:table-cell>
          <table:table-cell table:style-name="ACE-0x7fa91df1f140" table:formula="of:=[.P3]-[.Q3]" office:value-type="float" office:value="6">
            <text:p>6</text:p>
          </table:table-cell>
          <table:table-cell table:style-name="ACE-0x7fa91df22548" table:formula="of:=[.S3]/[.P3]" office:value-type="float" office:value="0.0909090909090909">
            <text:p>9.09%</text:p>
          </table:table-cell>
          <table:table-cell table:number-columns-repeated="108" table:style-name="ACE-0x7fa91df1f140"/>
        </table:table-row>
        <table:table-row table:style-name="AROW-2">
          <table:table-cell table:style-name="ACE-0x7fa91df1f140" office:value-type="string">
            <text:p>R</text:p>
          </table:table-cell>
          <table:table-cell table:style-name="ACE-0x7fa91df1f140" office:value-type="float" office:value="70">
            <text:p>70</text:p>
          </table:table-cell>
          <table:table-cell table:style-name="ACE-0x7fa91df1f140" office:value-type="float" office:value="63">
            <text:p>63</text:p>
          </table:table-cell>
          <table:table-cell table:style-name="ACE-0x7fa91df22548" table:formula="of:=[.C4]/[.B4]" office:value-type="float" office:value="0.9">
            <text:p>90.00%</text:p>
          </table:table-cell>
          <table:table-cell table:style-name="ACE-0x7fa91df1f140" table:formula="of:=[.B4]-[.C4]" office:value-type="float" office:value="7">
            <text:p>7</text:p>
          </table:table-cell>
          <table:table-cell table:style-name="ACE-0x7fa91df22548" table:formula="of:=[.E4]/[.B4]" office:value-type="float" office:value="0.1">
            <text:p>10.00%</text:p>
          </table:table-cell>
          <table:table-cell table:style-name="ACE-0x7fa91df1f140"/>
          <table:table-cell table:style-name="ACE-0x7fa91df1f140" office:value-type="string">
            <text:p>R</text:p>
          </table:table-cell>
          <table:table-cell table:style-name="ACE-0x7fa91df1f140" office:value-type="float" office:value="68">
            <text:p>68</text:p>
          </table:table-cell>
          <table:table-cell table:style-name="ACE-0x7fa91df1f140" office:value-type="float" office:value="61">
            <text:p>61</text:p>
          </table:table-cell>
          <table:table-cell table:style-name="ACE-0x7fa91df22548" table:formula="of:=[.J4]/[.I4]" office:value-type="float" office:value="0.897058823529412">
            <text:p>89.71%</text:p>
          </table:table-cell>
          <table:table-cell table:style-name="ACE-0x7fa91df1f140" table:formula="of:=[.I4]-[.J4]" office:value-type="float" office:value="7">
            <text:p>7</text:p>
          </table:table-cell>
          <table:table-cell table:style-name="ACE-0x7fa91df22548" table:formula="of:=[.L4]/[.I4]" office:value-type="float" office:value="0.102941176470588">
            <text:p>10.29%</text:p>
          </table:table-cell>
          <table:table-cell table:style-name="ACE-0x7fa91df1f140"/>
          <table:table-cell table:style-name="ACE-0x7fa91df1f140" office:value-type="string">
            <text:p>R</text:p>
          </table:table-cell>
          <table:table-cell table:style-name="ACE-0x7fa91df1f140" office:value-type="float" office:value="67">
            <text:p>67</text:p>
          </table:table-cell>
          <table:table-cell table:style-name="ACE-0x7fa91df1f140" office:value-type="float" office:value="62">
            <text:p>62</text:p>
          </table:table-cell>
          <table:table-cell table:style-name="ACE-0x7fa91df22548" table:formula="of:=[.Q4]/[.P4]" office:value-type="float" office:value="0.925373134328358">
            <text:p>92.54%</text:p>
          </table:table-cell>
          <table:table-cell table:style-name="ACE-0x7fa91df1f140" table:formula="of:=[.P4]-[.Q4]" office:value-type="float" office:value="5">
            <text:p>5</text:p>
          </table:table-cell>
          <table:table-cell table:style-name="ACE-0x7fa91df22548" table:formula="of:=[.S4]/[.P4]" office:value-type="float" office:value="0.0746268656716418">
            <text:p>7.46%</text:p>
          </table:table-cell>
          <table:table-cell table:number-columns-repeated="108" table:style-name="ACE-0x7fa91df1f140"/>
        </table:table-row>
        <table:table-row table:style-name="AROW-1">
          <table:table-cell table:style-name="ACE-0x7fa91df1f140" office:value-type="string">
            <text:p>G</text:p>
          </table:table-cell>
          <table:table-cell table:style-name="ACE-0x7fa91df1f140" office:value-type="float" office:value="61">
            <text:p>61</text:p>
          </table:table-cell>
          <table:table-cell table:style-name="ACE-0x7fa91df1f140" office:value-type="float" office:value="54">
            <text:p>54</text:p>
          </table:table-cell>
          <table:table-cell table:style-name="ACE-0x7fa91df22548" table:formula="of:=[.C5]/[.B5]" office:value-type="float" office:value="0.885245901639344">
            <text:p>88.52%</text:p>
          </table:table-cell>
          <table:table-cell table:style-name="ACE-0x7fa91df1f140" table:formula="of:=[.B5]-[.C5]" office:value-type="float" office:value="7">
            <text:p>7</text:p>
          </table:table-cell>
          <table:table-cell table:style-name="ACE-0x7fa91df22548" table:formula="of:=[.E5]/[.B5]" office:value-type="float" office:value="0.114754098360656">
            <text:p>11.48%</text:p>
          </table:table-cell>
          <table:table-cell table:style-name="ACE-0x7fa91df1f140"/>
          <table:table-cell table:style-name="ACE-0x7fa91df1f140" office:value-type="string">
            <text:p>G</text:p>
          </table:table-cell>
          <table:table-cell table:style-name="ACE-0x7fa91df1f140" office:value-type="float" office:value="59">
            <text:p>59</text:p>
          </table:table-cell>
          <table:table-cell table:style-name="ACE-0x7fa91df1f140" office:value-type="float" office:value="55">
            <text:p>55</text:p>
          </table:table-cell>
          <table:table-cell table:style-name="ACE-0x7fa91df22548" table:formula="of:=[.J5]/[.I5]" office:value-type="float" office:value="0.932203389830508">
            <text:p>93.22%</text:p>
          </table:table-cell>
          <table:table-cell table:style-name="ACE-0x7fa91df1f140" table:formula="of:=[.I5]-[.J5]" office:value-type="float" office:value="4">
            <text:p>4</text:p>
          </table:table-cell>
          <table:table-cell table:style-name="ACE-0x7fa91df22548" table:formula="of:=[.L5]/[.I5]" office:value-type="float" office:value="0.0677966101694915">
            <text:p>6.78%</text:p>
          </table:table-cell>
          <table:table-cell table:style-name="ACE-0x7fa91df1f140"/>
          <table:table-cell table:style-name="ACE-0x7fa91df1f140" office:value-type="string">
            <text:p>G</text:p>
          </table:table-cell>
          <table:table-cell table:style-name="ACE-0x7fa91df1f140" office:value-type="float" office:value="60">
            <text:p>60</text:p>
          </table:table-cell>
          <table:table-cell table:style-name="ACE-0x7fa91df1f140" office:value-type="float" office:value="56">
            <text:p>56</text:p>
          </table:table-cell>
          <table:table-cell table:style-name="ACE-0x7fa91df22548" table:formula="of:=[.Q5]/[.P5]" office:value-type="float" office:value="0.933333333333333">
            <text:p>93.33%</text:p>
          </table:table-cell>
          <table:table-cell table:style-name="ACE-0x7fa91df1f140" table:formula="of:=[.P5]-[.Q5]" office:value-type="float" office:value="4">
            <text:p>4</text:p>
          </table:table-cell>
          <table:table-cell table:style-name="ACE-0x7fa91df22548" table:formula="of:=[.S5]/[.P5]" office:value-type="float" office:value="0.0666666666666667">
            <text:p>6.67%</text:p>
          </table:table-cell>
          <table:table-cell table:number-columns-repeated="108" table:style-name="ACE-0x7fa91df1f140"/>
        </table:table-row>
        <table:table-row table:style-name="AROW-1">
          <table:table-cell table:style-name="ACE-0x7fa91df1f140" office:value-type="string">
            <text:p>B</text:p>
          </table:table-cell>
          <table:table-cell table:style-name="ACE-0x7fa91df1f140" office:value-type="float" office:value="69">
            <text:p>69</text:p>
          </table:table-cell>
          <table:table-cell table:style-name="ACE-0x7fa91df1f140" office:value-type="float" office:value="59">
            <text:p>59</text:p>
          </table:table-cell>
          <table:table-cell table:style-name="ACE-0x7fa91df22548" table:formula="of:=[.C6]/[.B6]" office:value-type="float" office:value="0.855072463768116">
            <text:p>85.51%</text:p>
          </table:table-cell>
          <table:table-cell table:style-name="ACE-0x7fa91df1f140" table:formula="of:=[.B6]-[.C6]" office:value-type="float" office:value="10">
            <text:p>10</text:p>
          </table:table-cell>
          <table:table-cell table:style-name="ACE-0x7fa91df22548" table:formula="of:=[.E6]/[.B6]" office:value-type="float" office:value="0.144927536231884">
            <text:p>14.49%</text:p>
          </table:table-cell>
          <table:table-cell table:style-name="ACE-0x7fa91df1f140"/>
          <table:table-cell table:style-name="ACE-0x7fa91df1f140" office:value-type="string">
            <text:p>B</text:p>
          </table:table-cell>
          <table:table-cell table:style-name="ACE-0x7fa91df1f140" office:value-type="float" office:value="63">
            <text:p>63</text:p>
          </table:table-cell>
          <table:table-cell table:style-name="ACE-0x7fa91df1f140" office:value-type="float" office:value="58">
            <text:p>58</text:p>
          </table:table-cell>
          <table:table-cell table:style-name="ACE-0x7fa91df22548" table:formula="of:=[.J6]/[.I6]" office:value-type="float" office:value="0.920634920634921">
            <text:p>92.06%</text:p>
          </table:table-cell>
          <table:table-cell table:style-name="ACE-0x7fa91df1f140" table:formula="of:=[.I6]-[.J6]" office:value-type="float" office:value="5">
            <text:p>5</text:p>
          </table:table-cell>
          <table:table-cell table:style-name="ACE-0x7fa91df22548" table:formula="of:=[.L6]/[.I6]" office:value-type="float" office:value="0.0793650793650794">
            <text:p>7.94%</text:p>
          </table:table-cell>
          <table:table-cell table:style-name="ACE-0x7fa91df1f140"/>
          <table:table-cell table:style-name="ACE-0x7fa91df1f140" office:value-type="string">
            <text:p>B</text:p>
          </table:table-cell>
          <table:table-cell table:style-name="ACE-0x7fa91df1f140" office:value-type="float" office:value="70">
            <text:p>70</text:p>
          </table:table-cell>
          <table:table-cell table:style-name="ACE-0x7fa91df1f140" office:value-type="float" office:value="62">
            <text:p>62</text:p>
          </table:table-cell>
          <table:table-cell table:style-name="ACE-0x7fa91df22548" table:formula="of:=[.Q6]/[.P6]" office:value-type="float" office:value="0.885714285714286">
            <text:p>88.57%</text:p>
          </table:table-cell>
          <table:table-cell table:style-name="ACE-0x7fa91df1f140" table:formula="of:=[.P6]-[.Q6]" office:value-type="float" office:value="8">
            <text:p>8</text:p>
          </table:table-cell>
          <table:table-cell table:style-name="ACE-0x7fa91df22548" table:formula="of:=[.S6]/[.P6]" office:value-type="float" office:value="0.114285714285714">
            <text:p>11.43%</text:p>
          </table:table-cell>
          <table:table-cell table:number-columns-repeated="108" table:style-name="ACE-0x7fa91df1f140"/>
        </table:table-row>
        <table:table-row table:style-name="AROW-1">
          <table:table-cell table:style-name="ACE-0x7fa91df22670" office:value-type="string">
            <text:p>HSV</text:p>
          </table:table-cell>
          <table:table-cell table:style-name="ACE-0x7fa91df22670" office:value-type="float" office:value="61">
            <text:p>61</text:p>
          </table:table-cell>
          <table:table-cell table:style-name="ACE-0x7fa91df22670" office:value-type="float" office:value="34">
            <text:p>34</text:p>
          </table:table-cell>
          <table:table-cell table:style-name="ACE-0x7fa91df22798" table:formula="of:=[.C7]/[.B7]" office:value-type="float" office:value="0.557377049180328">
            <text:p>55.74%</text:p>
          </table:table-cell>
          <table:table-cell table:style-name="ACE-0x7fa91df22670" table:formula="of:=[.B7]-[.C7]" office:value-type="float" office:value="27">
            <text:p>27</text:p>
          </table:table-cell>
          <table:table-cell table:style-name="ACE-0x7fa91df22798" table:formula="of:=[.E7]/[.B7]" office:value-type="float" office:value="0.442622950819672">
            <text:p>44.26%</text:p>
          </table:table-cell>
          <table:table-cell table:style-name="ACE-0x7fa91df1f140"/>
          <table:table-cell table:style-name="ACE-0x7fa91df1f140" office:value-type="string">
            <text:p>HSV</text:p>
          </table:table-cell>
          <table:table-cell table:style-name="ACE-0x7fa91df1f140" office:value-type="float" office:value="35">
            <text:p>35</text:p>
          </table:table-cell>
          <table:table-cell table:style-name="ACE-0x7fa91df1f140" office:value-type="float" office:value="29">
            <text:p>29</text:p>
          </table:table-cell>
          <table:table-cell table:style-name="ACE-0x7fa91df22548" table:formula="of:=[.J7]/[.I7]" office:value-type="float" office:value="0.828571428571429">
            <text:p>82.86%</text:p>
          </table:table-cell>
          <table:table-cell table:style-name="ACE-0x7fa91df1f140" table:formula="of:=[.I7]-[.J7]" office:value-type="float" office:value="6">
            <text:p>6</text:p>
          </table:table-cell>
          <table:table-cell table:style-name="ACE-0x7fa91df22548" table:formula="of:=[.L7]/[.I7]" office:value-type="float" office:value="0.171428571428571">
            <text:p>17.14%</text:p>
          </table:table-cell>
          <table:table-cell table:style-name="ACE-0x7fa91df1f140"/>
          <table:table-cell table:style-name="ACE-0x7fa91df1f140" office:value-type="string">
            <text:p>HSV</text:p>
          </table:table-cell>
          <table:table-cell table:style-name="ACE-0x7fa91df1f140" office:value-type="float" office:value="29">
            <text:p>29</text:p>
          </table:table-cell>
          <table:table-cell table:style-name="ACE-0x7fa91df1f140" office:value-type="float" office:value="23">
            <text:p>23</text:p>
          </table:table-cell>
          <table:table-cell table:style-name="ACE-0x7fa91df22548" table:formula="of:=[.Q7]/[.P7]" office:value-type="float" office:value="0.793103448275862">
            <text:p>79.31%</text:p>
          </table:table-cell>
          <table:table-cell table:style-name="ACE-0x7fa91df1f140" table:formula="of:=[.P7]-[.Q7]" office:value-type="float" office:value="6">
            <text:p>6</text:p>
          </table:table-cell>
          <table:table-cell table:style-name="ACE-0x7fa91df22548" table:formula="of:=[.S7]/[.P7]" office:value-type="float" office:value="0.206896551724138">
            <text:p>20.69%</text:p>
          </table:table-cell>
          <table:table-cell table:number-columns-repeated="108" table:style-name="ACE-0x7fa91df1f140"/>
        </table:table-row>
        <table:table-row table:style-name="AROW-1">
          <table:table-cell table:style-name="ACE-0x7fa91df1f140" office:value-type="string">
            <text:p>H</text:p>
          </table:table-cell>
          <table:table-cell table:style-name="ACE-0x7fa91df1f140" office:value-type="float" office:value="190">
            <text:p>190</text:p>
          </table:table-cell>
          <table:table-cell table:style-name="ACE-0x7fa91df1f140" office:value-type="float" office:value="122">
            <text:p>122</text:p>
          </table:table-cell>
          <table:table-cell table:style-name="ACE-0x7fa91df22548" table:formula="of:=[.C8]/[.B8]" office:value-type="float" office:value="0.642105263157895">
            <text:p>64.21%</text:p>
          </table:table-cell>
          <table:table-cell table:style-name="ACE-0x7fa91df1f140" table:formula="of:=[.B8]-[.C8]" office:value-type="float" office:value="68">
            <text:p>68</text:p>
          </table:table-cell>
          <table:table-cell table:style-name="ACE-0x7fa91df22548" table:formula="of:=[.E8]/[.B8]" office:value-type="float" office:value="0.357894736842105">
            <text:p>35.79%</text:p>
          </table:table-cell>
          <table:table-cell table:style-name="ACE-0x7fa91df1f140"/>
          <table:table-cell table:style-name="ACE-0x7fa91df22670" office:value-type="string">
            <text:p>H</text:p>
          </table:table-cell>
          <table:table-cell table:style-name="ACE-0x7fa91df22670" office:value-type="float" office:value="62">
            <text:p>62</text:p>
          </table:table-cell>
          <table:table-cell table:style-name="ACE-0x7fa91df22670" office:value-type="float" office:value="34">
            <text:p>34</text:p>
          </table:table-cell>
          <table:table-cell table:style-name="ACE-0x7fa91df22798" table:formula="of:=[.J8]/[.I8]" office:value-type="float" office:value="0.548387096774194">
            <text:p>54.84%</text:p>
          </table:table-cell>
          <table:table-cell table:style-name="ACE-0x7fa91df22670" table:formula="of:=[.I8]-[.J8]" office:value-type="float" office:value="28">
            <text:p>28</text:p>
          </table:table-cell>
          <table:table-cell table:style-name="ACE-0x7fa91df22798" table:formula="of:=[.L8]/[.I8]" office:value-type="float" office:value="0.451612903225806">
            <text:p>45.16%</text:p>
          </table:table-cell>
          <table:table-cell table:style-name="ACE-0x7fa91df1f140"/>
          <table:table-cell table:style-name="ACE-0x7fa91df22670" office:value-type="string">
            <text:p>H</text:p>
          </table:table-cell>
          <table:table-cell table:style-name="ACE-0x7fa91df22670" office:value-type="float" office:value="91">
            <text:p>91</text:p>
          </table:table-cell>
          <table:table-cell table:style-name="ACE-0x7fa91df22670" office:value-type="float" office:value="51">
            <text:p>51</text:p>
          </table:table-cell>
          <table:table-cell table:style-name="ACE-0x7fa91df22798" table:formula="of:=[.Q8]/[.P8]" office:value-type="float" office:value="0.56043956043956">
            <text:p>56.04%</text:p>
          </table:table-cell>
          <table:table-cell table:style-name="ACE-0x7fa91df22670" table:formula="of:=[.P8]-[.Q8]" office:value-type="float" office:value="40">
            <text:p>40</text:p>
          </table:table-cell>
          <table:table-cell table:style-name="ACE-0x7fa91df22798" table:formula="of:=[.S8]/[.P8]" office:value-type="float" office:value="0.43956043956044">
            <text:p>43.96%</text:p>
          </table:table-cell>
          <table:table-cell table:number-columns-repeated="108" table:style-name="ACE-0x7fa91df1f140"/>
        </table:table-row>
        <table:table-row table:style-name="AROW-1">
          <table:table-cell table:style-name="ACE-0x7fa91df1f140" office:value-type="string">
            <text:p>S</text:p>
          </table:table-cell>
          <table:table-cell table:style-name="ACE-0x7fa91df1f140" office:value-type="float" office:value="51">
            <text:p>51</text:p>
          </table:table-cell>
          <table:table-cell table:style-name="ACE-0x7fa91df1f140" office:value-type="float" office:value="34">
            <text:p>34</text:p>
          </table:table-cell>
          <table:table-cell table:style-name="ACE-0x7fa91df22548" table:formula="of:=[.C9]/[.B9]" office:value-type="float" office:value="0.666666666666667">
            <text:p>66.67%</text:p>
          </table:table-cell>
          <table:table-cell table:style-name="ACE-0x7fa91df1f140" table:formula="of:=[.B9]-[.C9]" office:value-type="float" office:value="17">
            <text:p>17</text:p>
          </table:table-cell>
          <table:table-cell table:style-name="ACE-0x7fa91df22548" table:formula="of:=[.E9]/[.B9]" office:value-type="float" office:value="0.333333333333333">
            <text:p>33.33%</text:p>
          </table:table-cell>
          <table:table-cell table:style-name="ACE-0x7fa91df1f140"/>
          <table:table-cell table:style-name="ACE-0x7fa91df1f140" office:value-type="string">
            <text:p>S</text:p>
          </table:table-cell>
          <table:table-cell table:style-name="ACE-0x7fa91df1f140" office:value-type="float" office:value="35">
            <text:p>35</text:p>
          </table:table-cell>
          <table:table-cell table:style-name="ACE-0x7fa91df1f140" office:value-type="float" office:value="28">
            <text:p>28</text:p>
          </table:table-cell>
          <table:table-cell table:style-name="ACE-0x7fa91df22548" table:formula="of:=[.J9]/[.I9]" office:value-type="float" office:value="0.8">
            <text:p>80.00%</text:p>
          </table:table-cell>
          <table:table-cell table:style-name="ACE-0x7fa91df1f140" table:formula="of:=[.I9]-[.J9]" office:value-type="float" office:value="7">
            <text:p>7</text:p>
          </table:table-cell>
          <table:table-cell table:style-name="ACE-0x7fa91df22548" table:formula="of:=[.L9]/[.I9]" office:value-type="float" office:value="0.2">
            <text:p>20.00%</text:p>
          </table:table-cell>
          <table:table-cell table:style-name="ACE-0x7fa91df1f140"/>
          <table:table-cell table:style-name="ACE-0x7fa91df1f140" office:value-type="string">
            <text:p>S</text:p>
          </table:table-cell>
          <table:table-cell table:style-name="ACE-0x7fa91df1f140" office:value-type="float" office:value="32">
            <text:p>32</text:p>
          </table:table-cell>
          <table:table-cell table:style-name="ACE-0x7fa91df1f140" office:value-type="float" office:value="26">
            <text:p>26</text:p>
          </table:table-cell>
          <table:table-cell table:style-name="ACE-0x7fa91df22548" table:formula="of:=[.Q9]/[.P9]" office:value-type="float" office:value="0.8125">
            <text:p>81.25%</text:p>
          </table:table-cell>
          <table:table-cell table:style-name="ACE-0x7fa91df1f140" table:formula="of:=[.P9]-[.Q9]" office:value-type="float" office:value="6">
            <text:p>6</text:p>
          </table:table-cell>
          <table:table-cell table:style-name="ACE-0x7fa91df22548" table:formula="of:=[.S9]/[.P9]" office:value-type="float" office:value="0.1875">
            <text:p>18.75%</text:p>
          </table:table-cell>
          <table:table-cell table:number-columns-repeated="108" table:style-name="ACE-0x7fa91df1f140"/>
        </table:table-row>
        <table:table-row table:style-name="AROW-1">
          <table:table-cell table:style-name="ACE-0x7fa91df1f140" office:value-type="string">
            <text:p>V</text:p>
          </table:table-cell>
          <table:table-cell table:style-name="ACE-0x7fa91df1f140" office:value-type="float" office:value="73">
            <text:p>73</text:p>
          </table:table-cell>
          <table:table-cell table:style-name="ACE-0x7fa91df1f140" office:value-type="float" office:value="67">
            <text:p>67</text:p>
          </table:table-cell>
          <table:table-cell table:style-name="ACE-0x7fa91df228c0" table:formula="of:=[.C10]/[.B10]" office:value-type="float" office:value="0.917808219178082">
            <text:p>91.78%</text:p>
          </table:table-cell>
          <table:table-cell table:style-name="ACE-0x7fa91df1f140" table:formula="of:=[.B10]-[.C10]" office:value-type="float" office:value="6">
            <text:p>6</text:p>
          </table:table-cell>
          <table:table-cell table:style-name="ACE-0x7fa91df22548" table:formula="of:=[.E10]/[.B10]" office:value-type="float" office:value="0.0821917808219178">
            <text:p>8.22%</text:p>
          </table:table-cell>
          <table:table-cell table:style-name="ACE-0x7fa91df1f140"/>
          <table:table-cell table:style-name="ACE-0x7fa91df1f140" office:value-type="string">
            <text:p>V</text:p>
          </table:table-cell>
          <table:table-cell table:style-name="ACE-0x7fa91df1f140" office:value-type="float" office:value="68">
            <text:p>68</text:p>
          </table:table-cell>
          <table:table-cell table:style-name="ACE-0x7fa91df1f140" office:value-type="float" office:value="61">
            <text:p>61</text:p>
          </table:table-cell>
          <table:table-cell table:style-name="ACE-0x7fa91df228c0" table:formula="of:=[.J10]/[.I10]" office:value-type="float" office:value="0.897058823529412">
            <text:p>89.71%</text:p>
          </table:table-cell>
          <table:table-cell table:style-name="ACE-0x7fa91df1f140" table:formula="of:=[.I10]-[.J10]" office:value-type="float" office:value="7">
            <text:p>7</text:p>
          </table:table-cell>
          <table:table-cell table:style-name="ACE-0x7fa91df22548" table:formula="of:=[.L10]/[.I10]" office:value-type="float" office:value="0.102941176470588">
            <text:p>10.29%</text:p>
          </table:table-cell>
          <table:table-cell table:style-name="ACE-0x7fa91df1f140"/>
          <table:table-cell table:style-name="ACE-0x7fa91df1f140" office:value-type="string">
            <text:p>V</text:p>
          </table:table-cell>
          <table:table-cell table:style-name="ACE-0x7fa91df1f140" office:value-type="float" office:value="64">
            <text:p>64</text:p>
          </table:table-cell>
          <table:table-cell table:style-name="ACE-0x7fa91df1f140" office:value-type="float" office:value="60">
            <text:p>60</text:p>
          </table:table-cell>
          <table:table-cell table:style-name="ACE-0x7fa91df228c0" table:formula="of:=[.Q10]/[.P10]" office:value-type="float" office:value="0.9375">
            <text:p>93.75%</text:p>
          </table:table-cell>
          <table:table-cell table:style-name="ACE-0x7fa91df1f140" table:formula="of:=[.P10]-[.Q10]" office:value-type="float" office:value="4">
            <text:p>4</text:p>
          </table:table-cell>
          <table:table-cell table:style-name="ACE-0x7fa91df22548" table:formula="of:=[.S10]/[.P10]" office:value-type="float" office:value="0.0625">
            <text:p>6.25%</text:p>
          </table:table-cell>
          <table:table-cell table:number-columns-repeated="108" table:style-name="ACE-0x7fa91df1f140"/>
        </table:table-row>
        <table:table-row table:style-name="AROW-1">
          <table:table-cell table:number-columns-repeated="128"/>
        </table:table-row>
        <table:table-row table:style-name="AROW-0">
          <table:table-cell table:number-columns-repeated="128"/>
        </table:table-row>
        <table:table-row table:style-name="AROW-0">
          <table:table-cell table:number-columns-spanned="6" table:style-name="ACE-0x7fa91df1f140" office:value-type="string">
            <text:p>t7 - t9</text:p>
          </table:table-cell>
          <table:covered-table-cell table:number-columns-repeated="5"/>
          <table:table-cell table:style-name="ACE-0x7fa91df1f140"/>
          <table:table-cell table:number-columns-spanned="6" table:style-name="ACE-0x7fa91df1f140" office:value-type="string">
            <text:p>t9 - t11</text:p>
          </table:table-cell>
          <table:covered-table-cell table:number-columns-repeated="5"/>
          <table:table-cell table:number-columns-repeated="115" table:style-name="ACE-0x7fa91df1f140"/>
        </table:table-row>
        <table:table-row table:style-name="AROW-1">
          <table:table-cell table:style-name="ACE-0x7fa91df1f140" office:value-type="string">
            <text:p>Value</text:p>
          </table:table-cell>
          <table:table-cell table:style-name="ACE-0x7fa91df1f140" office:value-type="string">
            <text:p>Total</text:p>
          </table:table-cell>
          <table:table-cell table:style-name="ACE-0x7fa91df1f140" office:value-type="string">
            <text:p>Goods</text:p>
          </table:table-cell>
          <table:table-cell table:style-name="ACE-0x7fa91df22548" office:value-type="string">
            <text:p>Percent</text:p>
          </table:table-cell>
          <table:table-cell table:style-name="ACE-0x7fa91df1f140" office:value-type="string">
            <text:p>Outliers</text:p>
          </table:table-cell>
          <table:table-cell table:style-name="ACE-0x7fa91df22548" office:value-type="string">
            <text:p>Percent</text:p>
          </table:table-cell>
          <table:table-cell table:style-name="ACE-0x7fa91df1f140"/>
          <table:table-cell table:style-name="ACE-0x7fa91df1f140" office:value-type="string">
            <text:p>Value</text:p>
          </table:table-cell>
          <table:table-cell table:style-name="ACE-0x7fa91df1f140" office:value-type="string">
            <text:p>Total</text:p>
          </table:table-cell>
          <table:table-cell table:style-name="ACE-0x7fa91df1f140" office:value-type="string">
            <text:p>Goods</text:p>
          </table:table-cell>
          <table:table-cell table:style-name="ACE-0x7fa91df22548" office:value-type="string">
            <text:p>Percent</text:p>
          </table:table-cell>
          <table:table-cell table:style-name="ACE-0x7fa91df1f140" office:value-type="string">
            <text:p>Outliers</text:p>
          </table:table-cell>
          <table:table-cell table:style-name="ACE-0x7fa91df22548" office:value-type="string">
            <text:p>Percent</text:p>
          </table:table-cell>
          <table:table-cell table:style-name="ACE-0x7fa91df1f140"/>
          <table:table-cell table:style-name="ACE-0x7fa91df1f140" office:value-type="string">
            <text:p>GRAY</text:p>
          </table:table-cell>
          <table:table-cell table:style-name="ACE-0x7fa91df22548" table:formula="of:=(([.D3]+[.K3]+[.R3]+[.D15]+[.K15])/5)" office:value-type="float" office:value="0.908769936204147">
            <text:p>90.88%</text:p>
          </table:table-cell>
          <table:table-cell table:number-columns-repeated="112" table:style-name="ACE-0x7fa91df1f140"/>
        </table:table-row>
        <table:table-row table:style-name="AROW-1">
          <table:table-cell table:style-name="ACE-0x7fa91df1f140" office:value-type="string">
            <text:p>GRAY</text:p>
          </table:table-cell>
          <table:table-cell table:style-name="ACE-0x7fa91df1f140" office:value-type="float" office:value="80">
            <text:p>80</text:p>
          </table:table-cell>
          <table:table-cell table:style-name="ACE-0x7fa91df1f140" office:value-type="float" office:value="70">
            <text:p>70</text:p>
          </table:table-cell>
          <table:table-cell table:style-name="ACE-0x7fa91df22548" table:formula="of:=[.C15]/[.B15]" office:value-type="float" office:value="0.875">
            <text:p>87.50%</text:p>
          </table:table-cell>
          <table:table-cell table:style-name="ACE-0x7fa91df1f140" table:formula="of:=[.B15]-[.C15]" office:value-type="float" office:value="10">
            <text:p>10</text:p>
          </table:table-cell>
          <table:table-cell table:style-name="ACE-0x7fa91df22548" table:formula="of:=[.E15]/[.B15]" office:value-type="float" office:value="0.125">
            <text:p>12.50%</text:p>
          </table:table-cell>
          <table:table-cell table:style-name="ACE-0x7fa91df1f140"/>
          <table:table-cell table:style-name="ACE-0x7fa91df229e8" office:value-type="string">
            <text:p>GRAY</text:p>
          </table:table-cell>
          <table:table-cell table:style-name="ACE-0x7fa91df229e8" office:value-type="float" office:value="76">
            <text:p>76</text:p>
          </table:table-cell>
          <table:table-cell table:style-name="ACE-0x7fa91df229e8" office:value-type="float" office:value="75">
            <text:p>75</text:p>
          </table:table-cell>
          <table:table-cell table:style-name="ACE-0x7fa91df22b10" table:formula="of:=[.J15]/[.I15]" office:value-type="float" office:value="0.986842105263158">
            <text:p>98.68%</text:p>
          </table:table-cell>
          <table:table-cell table:style-name="ACE-0x7fa91df229e8" table:formula="of:=[.I15]-[.J15]" office:value-type="float" office:value="1">
            <text:p>1</text:p>
          </table:table-cell>
          <table:table-cell table:style-name="ACE-0x7fa91df22b10" table:formula="of:=[.L15]/[.I15]" office:value-type="float" office:value="0.0131578947368421">
            <text:p>1.32%</text:p>
          </table:table-cell>
          <table:table-cell table:style-name="ACE-0x7fa91df1f140"/>
          <table:table-cell table:style-name="ACE-0x7fa91df1f140" office:value-type="string">
            <text:p>R</text:p>
          </table:table-cell>
          <table:table-cell table:style-name="ACE-0x7fa91df22548" table:formula="of:=(([.D4]+[.K4]+[.R4]+[.D16]+[.K16])/5)" office:value-type="float" office:value="0.904667669896292">
            <text:p>90.47%</text:p>
          </table:table-cell>
          <table:table-cell table:number-columns-repeated="112" table:style-name="ACE-0x7fa91df1f140"/>
        </table:table-row>
        <table:table-row table:style-name="AROW-1">
          <table:table-cell table:style-name="ACE-0x7fa91df1f140" office:value-type="string">
            <text:p>R</text:p>
          </table:table-cell>
          <table:table-cell table:style-name="ACE-0x7fa91df1f140" office:value-type="float" office:value="81">
            <text:p>81</text:p>
          </table:table-cell>
          <table:table-cell table:style-name="ACE-0x7fa91df1f140" office:value-type="float" office:value="70">
            <text:p>70</text:p>
          </table:table-cell>
          <table:table-cell table:style-name="ACE-0x7fa91df22548" table:formula="of:=[.C16]/[.B16]" office:value-type="float" office:value="0.864197530864197">
            <text:p>86.42%</text:p>
          </table:table-cell>
          <table:table-cell table:style-name="ACE-0x7fa91df1f140" table:formula="of:=[.B16]-[.C16]" office:value-type="float" office:value="11">
            <text:p>11</text:p>
          </table:table-cell>
          <table:table-cell table:style-name="ACE-0x7fa91df22548" table:formula="of:=[.E16]/[.B16]" office:value-type="float" office:value="0.135802469135802">
            <text:p>13.58%</text:p>
          </table:table-cell>
          <table:table-cell table:style-name="ACE-0x7fa91df1f140"/>
          <table:table-cell table:style-name="ACE-0x7fa91df1f140" office:value-type="string">
            <text:p>R</text:p>
          </table:table-cell>
          <table:table-cell table:style-name="ACE-0x7fa91df1f140" office:value-type="float" office:value="79">
            <text:p>79</text:p>
          </table:table-cell>
          <table:table-cell table:style-name="ACE-0x7fa91df1f140" office:value-type="float" office:value="74">
            <text:p>74</text:p>
          </table:table-cell>
          <table:table-cell table:style-name="ACE-0x7fa91df22548" table:formula="of:=[.J16]/[.I16]" office:value-type="float" office:value="0.936708860759494">
            <text:p>93.67%</text:p>
          </table:table-cell>
          <table:table-cell table:style-name="ACE-0x7fa91df1f140" table:formula="of:=[.I16]-[.J16]" office:value-type="float" office:value="5">
            <text:p>5</text:p>
          </table:table-cell>
          <table:table-cell table:style-name="ACE-0x7fa91df22548" table:formula="of:=[.L16]/[.I16]" office:value-type="float" office:value="0.0632911392405063">
            <text:p>6.33%</text:p>
          </table:table-cell>
          <table:table-cell table:style-name="ACE-0x7fa91df1f140"/>
          <table:table-cell table:style-name="ACE-0x7fa91df1f140" office:value-type="string">
            <text:p>G</text:p>
          </table:table-cell>
          <table:table-cell table:style-name="ACE-0x7fa91df22548" table:formula="of:=(([.D5]+[.K5]+[.R5]+[.D17]+[.K17])/5)" office:value-type="float" office:value="0.917705820735285">
            <text:p>91.77%</text:p>
          </table:table-cell>
          <table:table-cell table:number-columns-repeated="112" table:style-name="ACE-0x7fa91df1f140"/>
        </table:table-row>
        <table:table-row table:style-name="AROW-1">
          <table:table-cell table:style-name="ACE-0x7fa91df1f140" office:value-type="string">
            <text:p>G</text:p>
          </table:table-cell>
          <table:table-cell table:style-name="ACE-0x7fa91df1f140" office:value-type="float" office:value="75">
            <text:p>75</text:p>
          </table:table-cell>
          <table:table-cell table:style-name="ACE-0x7fa91df1f140" office:value-type="float" office:value="66">
            <text:p>66</text:p>
          </table:table-cell>
          <table:table-cell table:style-name="ACE-0x7fa91df22548" table:formula="of:=[.C17]/[.B17]" office:value-type="float" office:value="0.88">
            <text:p>88.00%</text:p>
          </table:table-cell>
          <table:table-cell table:style-name="ACE-0x7fa91df1f140" table:formula="of:=[.B17]-[.C17]" office:value-type="float" office:value="9">
            <text:p>9</text:p>
          </table:table-cell>
          <table:table-cell table:style-name="ACE-0x7fa91df22548" table:formula="of:=[.E17]/[.B17]" office:value-type="float" office:value="0.12">
            <text:p>12.00%</text:p>
          </table:table-cell>
          <table:table-cell table:style-name="ACE-0x7fa91df1f140"/>
          <table:table-cell table:style-name="ACE-0x7fa91df22c38" office:value-type="string">
            <text:p>G</text:p>
          </table:table-cell>
          <table:table-cell table:style-name="ACE-0x7fa91df22c38" office:value-type="float" office:value="71">
            <text:p>71</text:p>
          </table:table-cell>
          <table:table-cell table:style-name="ACE-0x7fa91df22c38" office:value-type="float" office:value="68">
            <text:p>68</text:p>
          </table:table-cell>
          <table:table-cell table:style-name="ACE-0x7fa91df22d60" table:formula="of:=[.J17]/[.I17]" office:value-type="float" office:value="0.957746478873239">
            <text:p>95.77%</text:p>
          </table:table-cell>
          <table:table-cell table:style-name="ACE-0x7fa91df22c38" table:formula="of:=[.I17]-[.J17]" office:value-type="float" office:value="3">
            <text:p>3</text:p>
          </table:table-cell>
          <table:table-cell table:style-name="ACE-0x7fa91df22d60" table:formula="of:=[.L17]/[.I17]" office:value-type="float" office:value="0.0422535211267606">
            <text:p>4.23%</text:p>
          </table:table-cell>
          <table:table-cell table:style-name="ACE-0x7fa91df1f140"/>
          <table:table-cell table:style-name="ACE-0x7fa91df1f140" office:value-type="string">
            <text:p>B</text:p>
          </table:table-cell>
          <table:table-cell table:style-name="ACE-0x7fa91df22548" table:formula="of:=(([.D6]+[.K6]+[.R6]+[.D18]+[.K18])/5)" office:value-type="float" office:value="0.886130487869618">
            <text:p>88.61%</text:p>
          </table:table-cell>
          <table:table-cell table:number-columns-repeated="112" table:style-name="ACE-0x7fa91df1f140"/>
        </table:table-row>
        <table:table-row table:style-name="AROW-1">
          <table:table-cell table:style-name="ACE-0x7fa91df1f140" office:value-type="string">
            <text:p>B</text:p>
          </table:table-cell>
          <table:table-cell table:style-name="ACE-0x7fa91df1f140" office:value-type="float" office:value="91">
            <text:p>91</text:p>
          </table:table-cell>
          <table:table-cell table:style-name="ACE-0x7fa91df1f140" office:value-type="float" office:value="77">
            <text:p>77</text:p>
          </table:table-cell>
          <table:table-cell table:style-name="ACE-0x7fa91df22548" table:formula="of:=[.C18]/[.B18]" office:value-type="float" office:value="0.846153846153846">
            <text:p>84.62%</text:p>
          </table:table-cell>
          <table:table-cell table:style-name="ACE-0x7fa91df1f140" table:formula="of:=[.B18]-[.C18]" office:value-type="float" office:value="14">
            <text:p>14</text:p>
          </table:table-cell>
          <table:table-cell table:style-name="ACE-0x7fa91df22548" table:formula="of:=[.E18]/[.B18]" office:value-type="float" office:value="0.153846153846154">
            <text:p>15.38%</text:p>
          </table:table-cell>
          <table:table-cell table:style-name="ACE-0x7fa91df1f140"/>
          <table:table-cell table:style-name="ACE-0x7fa91df1f140" office:value-type="string">
            <text:p>B</text:p>
          </table:table-cell>
          <table:table-cell table:style-name="ACE-0x7fa91df1f140" office:value-type="float" office:value="78">
            <text:p>78</text:p>
          </table:table-cell>
          <table:table-cell table:style-name="ACE-0x7fa91df1f140" office:value-type="float" office:value="72">
            <text:p>72</text:p>
          </table:table-cell>
          <table:table-cell table:style-name="ACE-0x7fa91df22548" table:formula="of:=[.J18]/[.I18]" office:value-type="float" office:value="0.923076923076923">
            <text:p>92.31%</text:p>
          </table:table-cell>
          <table:table-cell table:style-name="ACE-0x7fa91df1f140" table:formula="of:=[.I18]-[.J18]" office:value-type="float" office:value="6">
            <text:p>6</text:p>
          </table:table-cell>
          <table:table-cell table:style-name="ACE-0x7fa91df22548" table:formula="of:=[.L18]/[.I18]" office:value-type="float" office:value="0.0769230769230769">
            <text:p>7.69%</text:p>
          </table:table-cell>
          <table:table-cell table:style-name="ACE-0x7fa91df1f140"/>
          <table:table-cell table:style-name="ACE-0x7fa91df1f140" office:value-type="string">
            <text:p>HSV</text:p>
          </table:table-cell>
          <table:table-cell table:style-name="ACE-0x7fa91df22548" table:formula="of:=(([.D7]+[.K7]+[.R7]+[.D19]+[.K19])/5)" office:value-type="float" office:value="0.772953242348381">
            <text:p>77.30%</text:p>
          </table:table-cell>
          <table:table-cell table:number-columns-repeated="112" table:style-name="ACE-0x7fa91df1f140"/>
        </table:table-row>
        <table:table-row table:style-name="AROW-1">
          <table:table-cell table:style-name="ACE-0x7fa91df1f140" office:value-type="string">
            <text:p>HSV</text:p>
          </table:table-cell>
          <table:table-cell table:style-name="ACE-0x7fa91df1f140" office:value-type="float" office:value="35">
            <text:p>35</text:p>
          </table:table-cell>
          <table:table-cell table:style-name="ACE-0x7fa91df1f140" office:value-type="float" office:value="30">
            <text:p>30</text:p>
          </table:table-cell>
          <table:table-cell table:style-name="ACE-0x7fa91df22548" table:formula="of:=[.C19]/[.B19]" office:value-type="float" office:value="0.857142857142857">
            <text:p>85.71%</text:p>
          </table:table-cell>
          <table:table-cell table:style-name="ACE-0x7fa91df1f140" table:formula="of:=[.B19]-[.C19]" office:value-type="float" office:value="5">
            <text:p>5</text:p>
          </table:table-cell>
          <table:table-cell table:style-name="ACE-0x7fa91df22548" table:formula="of:=[.E19]/[.B19]" office:value-type="float" office:value="0.142857142857143">
            <text:p>14.29%</text:p>
          </table:table-cell>
          <table:table-cell table:style-name="ACE-0x7fa91df1f140"/>
          <table:table-cell table:style-name="ACE-0x7fa91df1f140" office:value-type="string">
            <text:p>HSV</text:p>
          </table:table-cell>
          <table:table-cell table:style-name="ACE-0x7fa91df1f140" office:value-type="float" office:value="35">
            <text:p>35</text:p>
          </table:table-cell>
          <table:table-cell table:style-name="ACE-0x7fa91df1f140" office:value-type="float" office:value="29">
            <text:p>29</text:p>
          </table:table-cell>
          <table:table-cell table:style-name="ACE-0x7fa91df22548" table:formula="of:=[.J19]/[.I19]" office:value-type="float" office:value="0.828571428571429">
            <text:p>82.86%</text:p>
          </table:table-cell>
          <table:table-cell table:style-name="ACE-0x7fa91df1f140" table:formula="of:=[.I19]-[.J19]" office:value-type="float" office:value="6">
            <text:p>6</text:p>
          </table:table-cell>
          <table:table-cell table:style-name="ACE-0x7fa91df22548" table:formula="of:=[.L19]/[.I19]" office:value-type="float" office:value="0.171428571428571">
            <text:p>17.14%</text:p>
          </table:table-cell>
          <table:table-cell table:style-name="ACE-0x7fa91df1f140"/>
          <table:table-cell table:style-name="ACE-0x7fa91df22670" office:value-type="string">
            <text:p>H</text:p>
          </table:table-cell>
          <table:table-cell table:style-name="ACE-0x7fa91df22548" table:formula="of:=(([.D8]+[.K8]+[.R8]+[.D20]+[.K20])/5)" office:value-type="float" office:value="0.601853992892871">
            <text:p>60.19%</text:p>
          </table:table-cell>
          <table:table-cell table:number-columns-repeated="112" table:style-name="ACE-0x7fa91df1f140"/>
        </table:table-row>
        <table:table-row table:style-name="AROW-1">
          <table:table-cell table:style-name="ACE-0x7fa91df22670" office:value-type="string">
            <text:p>H</text:p>
          </table:table-cell>
          <table:table-cell table:style-name="ACE-0x7fa91df22670" office:value-type="float" office:value="122">
            <text:p>122</text:p>
          </table:table-cell>
          <table:table-cell table:style-name="ACE-0x7fa91df22670" office:value-type="float" office:value="82">
            <text:p>82</text:p>
          </table:table-cell>
          <table:table-cell table:style-name="ACE-0x7fa91df22798" table:formula="of:=[.C20]/[.B20]" office:value-type="float" office:value="0.672131147540984">
            <text:p>67.21%</text:p>
          </table:table-cell>
          <table:table-cell table:style-name="ACE-0x7fa91df22670" table:formula="of:=[.B20]-[.C20]" office:value-type="float" office:value="40">
            <text:p>40</text:p>
          </table:table-cell>
          <table:table-cell table:style-name="ACE-0x7fa91df22798" table:formula="of:=[.E20]/[.B20]" office:value-type="float" office:value="0.327868852459016">
            <text:p>32.79%</text:p>
          </table:table-cell>
          <table:table-cell table:style-name="ACE-0x7fa91df1f140"/>
          <table:table-cell table:style-name="ACE-0x7fa91df22670" office:value-type="string">
            <text:p>H</text:p>
          </table:table-cell>
          <table:table-cell table:style-name="ACE-0x7fa91df22670" office:value-type="float" office:value="87">
            <text:p>87</text:p>
          </table:table-cell>
          <table:table-cell table:style-name="ACE-0x7fa91df22670" office:value-type="float" office:value="51">
            <text:p>51</text:p>
          </table:table-cell>
          <table:table-cell table:style-name="ACE-0x7fa91df22798" table:formula="of:=[.J20]/[.I20]" office:value-type="float" office:value="0.586206896551724">
            <text:p>58.62%</text:p>
          </table:table-cell>
          <table:table-cell table:style-name="ACE-0x7fa91df22670" table:formula="of:=[.I20]-[.J20]" office:value-type="float" office:value="36">
            <text:p>36</text:p>
          </table:table-cell>
          <table:table-cell table:style-name="ACE-0x7fa91df22798" table:formula="of:=[.L20]/[.I20]" office:value-type="float" office:value="0.413793103448276">
            <text:p>41.38%</text:p>
          </table:table-cell>
          <table:table-cell table:style-name="ACE-0x7fa91df1f140"/>
          <table:table-cell table:style-name="ACE-0x7fa91df1f140" office:value-type="string">
            <text:p>S</text:p>
          </table:table-cell>
          <table:table-cell table:style-name="ACE-0x7fa91df22548" table:formula="of:=(([.D9]+[.K9]+[.R9]+[.D21]+[.K21])/5)" office:value-type="float" office:value="0.778728070175439">
            <text:p>77.87%</text:p>
          </table:table-cell>
          <table:table-cell table:number-columns-repeated="112" table:style-name="ACE-0x7fa91df1f140"/>
        </table:table-row>
        <table:table-row table:style-name="AROW-1">
          <table:table-cell table:style-name="ACE-0x7fa91df1f140" office:value-type="string">
            <text:p>S</text:p>
          </table:table-cell>
          <table:table-cell table:style-name="ACE-0x7fa91df1f140" office:value-type="float" office:value="40">
            <text:p>40</text:p>
          </table:table-cell>
          <table:table-cell table:style-name="ACE-0x7fa91df1f140" office:value-type="float" office:value="33">
            <text:p>33</text:p>
          </table:table-cell>
          <table:table-cell table:style-name="ACE-0x7fa91df22548" table:formula="of:=[.C21]/[.B21]" office:value-type="float" office:value="0.825">
            <text:p>82.50%</text:p>
          </table:table-cell>
          <table:table-cell table:style-name="ACE-0x7fa91df1f140" table:formula="of:=[.B21]-[.C21]" office:value-type="float" office:value="7">
            <text:p>7</text:p>
          </table:table-cell>
          <table:table-cell table:style-name="ACE-0x7fa91df22548" table:formula="of:=[.E21]/[.B21]" office:value-type="float" office:value="0.175">
            <text:p>17.50%</text:p>
          </table:table-cell>
          <table:table-cell table:style-name="ACE-0x7fa91df1f140"/>
          <table:table-cell table:style-name="ACE-0x7fa91df1f140" office:value-type="string">
            <text:p>S</text:p>
          </table:table-cell>
          <table:table-cell table:style-name="ACE-0x7fa91df1f140" office:value-type="float" office:value="38">
            <text:p>38</text:p>
          </table:table-cell>
          <table:table-cell table:style-name="ACE-0x7fa91df1f140" office:value-type="float" office:value="30">
            <text:p>30</text:p>
          </table:table-cell>
          <table:table-cell table:style-name="ACE-0x7fa91df22548" table:formula="of:=[.J21]/[.I21]" office:value-type="float" office:value="0.789473684210526">
            <text:p>78.95%</text:p>
          </table:table-cell>
          <table:table-cell table:style-name="ACE-0x7fa91df1f140" table:formula="of:=[.I21]-[.J21]" office:value-type="float" office:value="8">
            <text:p>8</text:p>
          </table:table-cell>
          <table:table-cell table:style-name="ACE-0x7fa91df22548" table:formula="of:=[.L21]/[.I21]" office:value-type="float" office:value="0.210526315789474">
            <text:p>21.05%</text:p>
          </table:table-cell>
          <table:table-cell table:style-name="ACE-0x7fa91df1f140"/>
          <table:table-cell table:style-name="ACE-0x7fa91df1f140" office:value-type="string">
            <text:p>V</text:p>
          </table:table-cell>
          <table:table-cell table:style-name="ACE-0x7fa91df22548" table:formula="of:=(([.D10]+[.K10]+[.R10]+[.D22]+[.K22])/5)" office:value-type="float" office:value="0.918913020648463">
            <text:p>91.89%</text:p>
          </table:table-cell>
          <table:table-cell table:number-columns-repeated="112" table:style-name="ACE-0x7fa91df1f140"/>
        </table:table-row>
        <table:table-row table:style-name="AROW-1">
          <table:table-cell table:style-name="ACE-0x7fa91df1f140" office:value-type="string">
            <text:p>V</text:p>
          </table:table-cell>
          <table:table-cell table:style-name="ACE-0x7fa91df1f140" office:value-type="float" office:value="82">
            <text:p>82</text:p>
          </table:table-cell>
          <table:table-cell table:style-name="ACE-0x7fa91df1f140" office:value-type="float" office:value="74">
            <text:p>74</text:p>
          </table:table-cell>
          <table:table-cell table:style-name="ACE-0x7fa91df228c0" table:formula="of:=[.C22]/[.B22]" office:value-type="float" office:value="0.902439024390244">
            <text:p>90.24%</text:p>
          </table:table-cell>
          <table:table-cell table:style-name="ACE-0x7fa91df1f140" table:formula="of:=[.B22]-[.C22]" office:value-type="float" office:value="8">
            <text:p>8</text:p>
          </table:table-cell>
          <table:table-cell table:style-name="ACE-0x7fa91df22548" table:formula="of:=[.E22]/[.B22]" office:value-type="float" office:value="0.0975609756097561">
            <text:p>9.76%</text:p>
          </table:table-cell>
          <table:table-cell table:style-name="ACE-0x7fa91df1f140"/>
          <table:table-cell table:style-name="ACE-0x7fa91df1f140" office:value-type="string">
            <text:p>V</text:p>
          </table:table-cell>
          <table:table-cell table:style-name="ACE-0x7fa91df1f140" office:value-type="float" office:value="83">
            <text:p>83</text:p>
          </table:table-cell>
          <table:table-cell table:style-name="ACE-0x7fa91df1f140" office:value-type="float" office:value="78">
            <text:p>78</text:p>
          </table:table-cell>
          <table:table-cell table:style-name="ACE-0x7fa91df228c0" table:formula="of:=[.J22]/[.I22]" office:value-type="float" office:value="0.939759036144578">
            <text:p>93.98%</text:p>
          </table:table-cell>
          <table:table-cell table:style-name="ACE-0x7fa91df1f140" table:formula="of:=[.I22]-[.J22]" office:value-type="float" office:value="5">
            <text:p>5</text:p>
          </table:table-cell>
          <table:table-cell table:style-name="ACE-0x7fa91df22548" table:formula="of:=[.L22]/[.I22]" office:value-type="float" office:value="0.0602409638554217">
            <text:p>6.02%</text:p>
          </table:table-cell>
          <table:table-cell table:number-columns-repeated="115" table:style-name="ACE-0x7fa91df1f140"/>
        </table:table-row>
        <table:table-row table:style-name="AROW-1" table:number-rows-repeated="5">
          <table:table-cell table:number-columns-repeated="128"/>
        </table:table-row>
        <table:table-row table:style-name="AROW-0" table:number-rows-repeated="1048549">
          <table:table-cell table:number-columns-repeated="128"/>
        </table:table-row>
        <table:named-expressions>
          <table:named-expression table:name="Print_Area" table:expression="of:=#REF!" table:base-cell-address="$'Escenario 2'.$A$1"/>
          <table:named-expression table:name="Sheet_Title" table:expression="of:=&quot;Escenario 2&quot;" table:base-cell-address="$'Escenario 2'.$A$1"/>
        </table:named-expressions>
        <gnm:selections gnm:cursor-col="15" gnm:cursor-row="13">
          <gnm:selection gnm:start-col="15" gnm:start-row="20" gnm:end-col="15" gnm:end-row="20"/>
          <gnm:selection gnm:start-col="15" gnm:start-row="15" gnm:end-col="15" gnm:end-row="15"/>
          <gnm:selection gnm:start-col="15" gnm:start-row="13" gnm:end-col="15" gnm:end-row="13"/>
        </gnm:selections>
      </table:table>
      <table:table table:name="Escenario 3" table:style-name="ta-0x7fa91df0e3f0" table:print="true">
        <office:forms form:automatic-focus="false" form:apply-design-mode="false">
          <form:form/>
        </office:forms>
        <table:table-column table:default-cell-style-name="ACE-0x7fa91df1f268" table:style-name="ACOL-0" table:number-columns-repeated="15"/>
        <table:table-column table:default-cell-style-name="ACE-0x7fa91df1f268" table:style-name="ACOL-2"/>
        <table:table-column table:default-cell-style-name="ACE-0x7fa91df1f268" table:style-name="ACOL-0" table:number-columns-repeated="4"/>
        <table:table-column table:default-cell-style-name="ACE-0x7fa91df1f268" table:style-name="ACOL-0" table:number-columns-repeated="108"/>
        <table:table-row table:style-name="AROW-1">
          <table:table-cell table:number-columns-spanned="6" table:style-name="ACE-0x7fa91df1f268" office:value-type="string">
            <text:p>t1 - t3</text:p>
          </table:table-cell>
          <table:covered-table-cell table:number-columns-repeated="5"/>
          <table:table-cell table:style-name="ACE-0x7fa91df1f268"/>
          <table:table-cell table:number-columns-spanned="6" table:style-name="ACE-0x7fa91df1f268" office:value-type="string">
            <text:p>t3 - t5</text:p>
          </table:table-cell>
          <table:covered-table-cell table:number-columns-repeated="5"/>
          <table:table-cell table:style-name="ACE-0x7fa91df1f268"/>
          <table:table-cell table:number-columns-spanned="6" table:style-name="ACE-0x7fa91df1f268" office:value-type="string">
            <text:p>t5 - t7</text:p>
          </table:table-cell>
          <table:covered-table-cell table:number-columns-repeated="5"/>
          <table:table-cell table:number-columns-repeated="108" table:style-name="ACE-0x7fa91df1f268"/>
        </table:table-row>
        <table:table-row table:style-name="AROW-1">
          <table:table-cell table:style-name="ACE-0x7fa91df1f268" office:value-type="string">
            <text:p>Value</text:p>
          </table:table-cell>
          <table:table-cell table:style-name="ACE-0x7fa91df1f268" office:value-type="string">
            <text:p>Total</text:p>
          </table:table-cell>
          <table:table-cell table:style-name="ACE-0x7fa91df1f268" office:value-type="string">
            <text:p>Goods</text:p>
          </table:table-cell>
          <table:table-cell table:style-name="ACE-0x7fa920f5d828" office:value-type="string">
            <text:p>Percent</text:p>
          </table:table-cell>
          <table:table-cell table:style-name="ACE-0x7fa91df1f268" office:value-type="string">
            <text:p>Outliers</text:p>
          </table:table-cell>
          <table:table-cell table:style-name="ACE-0x7fa920f5d828" office:value-type="string">
            <text:p>Percent</text:p>
          </table:table-cell>
          <table:table-cell table:style-name="ACE-0x7fa91df1f268"/>
          <table:table-cell table:style-name="ACE-0x7fa91df1f268" office:value-type="string">
            <text:p>Value</text:p>
          </table:table-cell>
          <table:table-cell table:style-name="ACE-0x7fa91df1f268" office:value-type="string">
            <text:p>Total</text:p>
          </table:table-cell>
          <table:table-cell table:style-name="ACE-0x7fa91df1f268" office:value-type="string">
            <text:p>Goods</text:p>
          </table:table-cell>
          <table:table-cell table:style-name="ACE-0x7fa920f5d828" office:value-type="string">
            <text:p>Percent</text:p>
          </table:table-cell>
          <table:table-cell table:style-name="ACE-0x7fa91df1f268" office:value-type="string">
            <text:p>Outliers</text:p>
          </table:table-cell>
          <table:table-cell table:style-name="ACE-0x7fa920f5d828" office:value-type="string">
            <text:p>Percent</text:p>
          </table:table-cell>
          <table:table-cell table:style-name="ACE-0x7fa91df1f268"/>
          <table:table-cell table:style-name="ACE-0x7fa91df1f268" office:value-type="string">
            <text:p>Value</text:p>
          </table:table-cell>
          <table:table-cell table:style-name="ACE-0x7fa91df1f268" office:value-type="string">
            <text:p>Total</text:p>
          </table:table-cell>
          <table:table-cell table:style-name="ACE-0x7fa91df1f268" office:value-type="string">
            <text:p>Goods</text:p>
          </table:table-cell>
          <table:table-cell table:style-name="ACE-0x7fa920f5d828" office:value-type="string">
            <text:p>Percent</text:p>
          </table:table-cell>
          <table:table-cell table:style-name="ACE-0x7fa91df1f268" office:value-type="string">
            <text:p>Outliers</text:p>
          </table:table-cell>
          <table:table-cell table:style-name="ACE-0x7fa920f5d828" office:value-type="string">
            <text:p>Percent</text:p>
          </table:table-cell>
          <table:table-cell table:number-columns-repeated="108" table:style-name="ACE-0x7fa91df1f268"/>
        </table:table-row>
        <table:table-row table:style-name="AROW-1">
          <table:table-cell table:style-name="ACE-0x7fa91df1f268" office:value-type="string">
            <text:p>GRAY</text:p>
          </table:table-cell>
          <table:table-cell table:style-name="ACE-0x7fa91df1f268" office:value-type="float" office:value="85">
            <text:p>85</text:p>
          </table:table-cell>
          <table:table-cell table:style-name="ACE-0x7fa91df1f268" office:value-type="float" office:value="79">
            <text:p>79</text:p>
          </table:table-cell>
          <table:table-cell table:style-name="ACE-0x7fa920f5d828" table:formula="of:=[.C3]/[.B3]" office:value-type="float" office:value="0.929411764705882">
            <text:p>92.94%</text:p>
          </table:table-cell>
          <table:table-cell table:style-name="ACE-0x7fa91df1f268" table:formula="of:=[.B3]-[.C3]" office:value-type="float" office:value="6">
            <text:p>6</text:p>
          </table:table-cell>
          <table:table-cell table:style-name="ACE-0x7fa920f5d828" table:formula="of:=[.E3]/[.B3]" office:value-type="float" office:value="0.0705882352941176">
            <text:p>7.06%</text:p>
          </table:table-cell>
          <table:table-cell table:style-name="ACE-0x7fa91df1f268"/>
          <table:table-cell table:style-name="ACE-0x7fa91df1f268" office:value-type="string">
            <text:p>GRAY</text:p>
          </table:table-cell>
          <table:table-cell table:style-name="ACE-0x7fa91df1f268" office:value-type="float" office:value="82">
            <text:p>82</text:p>
          </table:table-cell>
          <table:table-cell table:style-name="ACE-0x7fa91df1f268" office:value-type="float" office:value="77">
            <text:p>77</text:p>
          </table:table-cell>
          <table:table-cell table:style-name="ACE-0x7fa920f5d828" table:formula="of:=[.J3]/[.I3]" office:value-type="float" office:value="0.939024390243902">
            <text:p>93.90%</text:p>
          </table:table-cell>
          <table:table-cell table:style-name="ACE-0x7fa91df1f268" table:formula="of:=[.I3]-[.J3]" office:value-type="float" office:value="5">
            <text:p>5</text:p>
          </table:table-cell>
          <table:table-cell table:style-name="ACE-0x7fa920f5d828" table:formula="of:=[.L3]/[.I3]" office:value-type="float" office:value="0.0609756097560976">
            <text:p>6.10%</text:p>
          </table:table-cell>
          <table:table-cell table:style-name="ACE-0x7fa91df1f268"/>
          <table:table-cell table:style-name="ACE-0x7fa91df1f268" office:value-type="string">
            <text:p>GRAY</text:p>
          </table:table-cell>
          <table:table-cell table:style-name="ACE-0x7fa91df1f268" office:value-type="float" office:value="93">
            <text:p>93</text:p>
          </table:table-cell>
          <table:table-cell table:style-name="ACE-0x7fa91df1f268" office:value-type="float" office:value="87">
            <text:p>87</text:p>
          </table:table-cell>
          <table:table-cell table:style-name="ACE-0x7fa920f5d828" table:formula="of:=[.Q3]/[.P3]" office:value-type="float" office:value="0.935483870967742">
            <text:p>93.55%</text:p>
          </table:table-cell>
          <table:table-cell table:style-name="ACE-0x7fa91df1f268" table:formula="of:=[.P3]-[.Q3]" office:value-type="float" office:value="6">
            <text:p>6</text:p>
          </table:table-cell>
          <table:table-cell table:style-name="ACE-0x7fa920f5d828" table:formula="of:=[.S3]/[.P3]" office:value-type="float" office:value="0.0645161290322581">
            <text:p>6.45%</text:p>
          </table:table-cell>
          <table:table-cell table:number-columns-repeated="108" table:style-name="ACE-0x7fa91df1f268"/>
        </table:table-row>
        <table:table-row table:style-name="AROW-2">
          <table:table-cell table:style-name="ACE-0x7fa920f5d950" office:value-type="string">
            <text:p>R</text:p>
          </table:table-cell>
          <table:table-cell table:style-name="ACE-0x7fa920f5d950" office:value-type="float" office:value="87">
            <text:p>87</text:p>
          </table:table-cell>
          <table:table-cell table:style-name="ACE-0x7fa920f5d950" office:value-type="float" office:value="83">
            <text:p>83</text:p>
          </table:table-cell>
          <table:table-cell table:style-name="ACE-0x7fa920f5da78" table:formula="of:=[.C4]/[.B4]" office:value-type="float" office:value="0.954022988505747">
            <text:p>95.40%</text:p>
          </table:table-cell>
          <table:table-cell table:style-name="ACE-0x7fa920f5d950" table:formula="of:=[.B4]-[.C4]" office:value-type="float" office:value="4">
            <text:p>4</text:p>
          </table:table-cell>
          <table:table-cell table:style-name="ACE-0x7fa920f5da78" table:formula="of:=[.E4]/[.B4]" office:value-type="float" office:value="0.0459770114942529">
            <text:p>4.60%</text:p>
          </table:table-cell>
          <table:table-cell table:style-name="ACE-0x7fa91df1f268"/>
          <table:table-cell table:style-name="ACE-0x7fa91df1f268" office:value-type="string">
            <text:p>R</text:p>
          </table:table-cell>
          <table:table-cell table:style-name="ACE-0x7fa91df1f268" office:value-type="float" office:value="82">
            <text:p>82</text:p>
          </table:table-cell>
          <table:table-cell table:style-name="ACE-0x7fa91df1f268" office:value-type="float" office:value="74">
            <text:p>74</text:p>
          </table:table-cell>
          <table:table-cell table:style-name="ACE-0x7fa920f5d828" table:formula="of:=[.J4]/[.I4]" office:value-type="float" office:value="0.902439024390244">
            <text:p>90.24%</text:p>
          </table:table-cell>
          <table:table-cell table:style-name="ACE-0x7fa91df1f268" table:formula="of:=[.I4]-[.J4]" office:value-type="float" office:value="8">
            <text:p>8</text:p>
          </table:table-cell>
          <table:table-cell table:style-name="ACE-0x7fa920f5d828" table:formula="of:=[.L4]/[.I4]" office:value-type="float" office:value="0.0975609756097561">
            <text:p>9.76%</text:p>
          </table:table-cell>
          <table:table-cell table:style-name="ACE-0x7fa91df1f268"/>
          <table:table-cell table:style-name="ACE-0x7fa91df1f268" office:value-type="string">
            <text:p>R</text:p>
          </table:table-cell>
          <table:table-cell table:style-name="ACE-0x7fa91df1f268" office:value-type="float" office:value="94">
            <text:p>94</text:p>
          </table:table-cell>
          <table:table-cell table:style-name="ACE-0x7fa91df1f268" office:value-type="float" office:value="85">
            <text:p>85</text:p>
          </table:table-cell>
          <table:table-cell table:style-name="ACE-0x7fa920f5d828" table:formula="of:=[.Q4]/[.P4]" office:value-type="float" office:value="0.904255319148936">
            <text:p>90.43%</text:p>
          </table:table-cell>
          <table:table-cell table:style-name="ACE-0x7fa91df1f268" table:formula="of:=[.P4]-[.Q4]" office:value-type="float" office:value="9">
            <text:p>9</text:p>
          </table:table-cell>
          <table:table-cell table:style-name="ACE-0x7fa920f5d828" table:formula="of:=[.S4]/[.P4]" office:value-type="float" office:value="0.0957446808510638">
            <text:p>9.57%</text:p>
          </table:table-cell>
          <table:table-cell table:number-columns-repeated="108" table:style-name="ACE-0x7fa91df1f268"/>
        </table:table-row>
        <table:table-row table:style-name="AROW-1">
          <table:table-cell table:style-name="ACE-0x7fa91df1f268" office:value-type="string">
            <text:p>G</text:p>
          </table:table-cell>
          <table:table-cell table:style-name="ACE-0x7fa91df1f268" office:value-type="float" office:value="85">
            <text:p>85</text:p>
          </table:table-cell>
          <table:table-cell table:style-name="ACE-0x7fa91df1f268" office:value-type="float" office:value="79">
            <text:p>79</text:p>
          </table:table-cell>
          <table:table-cell table:style-name="ACE-0x7fa920f5d828" table:formula="of:=[.C5]/[.B5]" office:value-type="float" office:value="0.929411764705882">
            <text:p>92.94%</text:p>
          </table:table-cell>
          <table:table-cell table:style-name="ACE-0x7fa91df1f268" table:formula="of:=[.B5]-[.C5]" office:value-type="float" office:value="6">
            <text:p>6</text:p>
          </table:table-cell>
          <table:table-cell table:style-name="ACE-0x7fa920f5d828" table:formula="of:=[.E5]/[.B5]" office:value-type="float" office:value="0.0705882352941176">
            <text:p>7.06%</text:p>
          </table:table-cell>
          <table:table-cell table:style-name="ACE-0x7fa91df1f268"/>
          <table:table-cell table:style-name="ACE-0x7fa91df1f268" office:value-type="string">
            <text:p>G</text:p>
          </table:table-cell>
          <table:table-cell table:style-name="ACE-0x7fa91df1f268" office:value-type="float" office:value="84">
            <text:p>84</text:p>
          </table:table-cell>
          <table:table-cell table:style-name="ACE-0x7fa91df1f268" office:value-type="float" office:value="77">
            <text:p>77</text:p>
          </table:table-cell>
          <table:table-cell table:style-name="ACE-0x7fa920f5d828" table:formula="of:=[.J5]/[.I5]" office:value-type="float" office:value="0.916666666666667">
            <text:p>91.67%</text:p>
          </table:table-cell>
          <table:table-cell table:style-name="ACE-0x7fa91df1f268" table:formula="of:=[.I5]-[.J5]" office:value-type="float" office:value="7">
            <text:p>7</text:p>
          </table:table-cell>
          <table:table-cell table:style-name="ACE-0x7fa920f5d828" table:formula="of:=[.L5]/[.I5]" office:value-type="float" office:value="0.0833333333333333">
            <text:p>8.33%</text:p>
          </table:table-cell>
          <table:table-cell table:style-name="ACE-0x7fa91df1f268"/>
          <table:table-cell table:style-name="ACE-0x7fa91df1f268" office:value-type="string">
            <text:p>G</text:p>
          </table:table-cell>
          <table:table-cell table:style-name="ACE-0x7fa91df1f268" office:value-type="float" office:value="94">
            <text:p>94</text:p>
          </table:table-cell>
          <table:table-cell table:style-name="ACE-0x7fa91df1f268" office:value-type="float" office:value="87">
            <text:p>87</text:p>
          </table:table-cell>
          <table:table-cell table:style-name="ACE-0x7fa920f5d828" table:formula="of:=[.Q5]/[.P5]" office:value-type="float" office:value="0.925531914893617">
            <text:p>92.55%</text:p>
          </table:table-cell>
          <table:table-cell table:style-name="ACE-0x7fa91df1f268" table:formula="of:=[.P5]-[.Q5]" office:value-type="float" office:value="7">
            <text:p>7</text:p>
          </table:table-cell>
          <table:table-cell table:style-name="ACE-0x7fa920f5d828" table:formula="of:=[.S5]/[.P5]" office:value-type="float" office:value="0.074468085106383">
            <text:p>7.45%</text:p>
          </table:table-cell>
          <table:table-cell table:number-columns-repeated="108" table:style-name="ACE-0x7fa91df1f268"/>
        </table:table-row>
        <table:table-row table:style-name="AROW-1">
          <table:table-cell table:style-name="ACE-0x7fa920f5dba0" office:value-type="string">
            <text:p>B</text:p>
          </table:table-cell>
          <table:table-cell table:style-name="ACE-0x7fa920f5dba0" office:value-type="float" office:value="84">
            <text:p>84</text:p>
          </table:table-cell>
          <table:table-cell table:style-name="ACE-0x7fa920f5dba0" office:value-type="float" office:value="75">
            <text:p>75</text:p>
          </table:table-cell>
          <table:table-cell table:style-name="ACE-0x7fa920f5dcc8" table:formula="of:=[.C6]/[.B6]" office:value-type="float" office:value="0.892857142857143">
            <text:p>89.29%</text:p>
          </table:table-cell>
          <table:table-cell table:style-name="ACE-0x7fa920f5dba0" table:formula="of:=[.B6]-[.C6]" office:value-type="float" office:value="9">
            <text:p>9</text:p>
          </table:table-cell>
          <table:table-cell table:style-name="ACE-0x7fa920f5dcc8" table:formula="of:=[.E6]/[.B6]" office:value-type="float" office:value="0.107142857142857">
            <text:p>10.71%</text:p>
          </table:table-cell>
          <table:table-cell table:style-name="ACE-0x7fa91df1f268"/>
          <table:table-cell table:style-name="ACE-0x7fa91df1f268" office:value-type="string">
            <text:p>B</text:p>
          </table:table-cell>
          <table:table-cell table:style-name="ACE-0x7fa91df1f268" office:value-type="float" office:value="79">
            <text:p>79</text:p>
          </table:table-cell>
          <table:table-cell table:style-name="ACE-0x7fa91df1f268" office:value-type="float" office:value="74">
            <text:p>74</text:p>
          </table:table-cell>
          <table:table-cell table:style-name="ACE-0x7fa920f5d828" table:formula="of:=[.J6]/[.I6]" office:value-type="float" office:value="0.936708860759494">
            <text:p>93.67%</text:p>
          </table:table-cell>
          <table:table-cell table:style-name="ACE-0x7fa91df1f268" table:formula="of:=[.I6]-[.J6]" office:value-type="float" office:value="5">
            <text:p>5</text:p>
          </table:table-cell>
          <table:table-cell table:style-name="ACE-0x7fa920f5d828" table:formula="of:=[.L6]/[.I6]" office:value-type="float" office:value="0.0632911392405063">
            <text:p>6.33%</text:p>
          </table:table-cell>
          <table:table-cell table:style-name="ACE-0x7fa91df1f268"/>
          <table:table-cell table:style-name="ACE-0x7fa91df1f268" office:value-type="string">
            <text:p>B</text:p>
          </table:table-cell>
          <table:table-cell table:style-name="ACE-0x7fa91df1f268" office:value-type="float" office:value="88">
            <text:p>88</text:p>
          </table:table-cell>
          <table:table-cell table:style-name="ACE-0x7fa91df1f268" office:value-type="float" office:value="80">
            <text:p>80</text:p>
          </table:table-cell>
          <table:table-cell table:style-name="ACE-0x7fa920f5d828" table:formula="of:=[.Q6]/[.P6]" office:value-type="float" office:value="0.909090909090909">
            <text:p>90.91%</text:p>
          </table:table-cell>
          <table:table-cell table:style-name="ACE-0x7fa91df1f268" table:formula="of:=[.P6]-[.Q6]" office:value-type="float" office:value="8">
            <text:p>8</text:p>
          </table:table-cell>
          <table:table-cell table:style-name="ACE-0x7fa920f5d828" table:formula="of:=[.S6]/[.P6]" office:value-type="float" office:value="0.0909090909090909">
            <text:p>9.09%</text:p>
          </table:table-cell>
          <table:table-cell table:number-columns-repeated="108" table:style-name="ACE-0x7fa91df1f268"/>
        </table:table-row>
        <table:table-row table:style-name="AROW-1">
          <table:table-cell table:style-name="ACE-0x7fa91df1f268" office:value-type="string">
            <text:p>HSV</text:p>
          </table:table-cell>
          <table:table-cell table:style-name="ACE-0x7fa91df1f268" office:value-type="float" office:value="59">
            <text:p>59</text:p>
          </table:table-cell>
          <table:table-cell table:style-name="ACE-0x7fa91df1f268" office:value-type="float" office:value="57">
            <text:p>57</text:p>
          </table:table-cell>
          <table:table-cell table:style-name="ACE-0x7fa920f5d828" table:formula="of:=[.C7]/[.B7]" office:value-type="float" office:value="0.966101694915254">
            <text:p>96.61%</text:p>
          </table:table-cell>
          <table:table-cell table:style-name="ACE-0x7fa91df1f268" table:formula="of:=[.B7]-[.C7]" office:value-type="float" office:value="2">
            <text:p>2</text:p>
          </table:table-cell>
          <table:table-cell table:style-name="ACE-0x7fa920f5d828" table:formula="of:=[.E7]/[.B7]" office:value-type="float" office:value="0.0338983050847458">
            <text:p>3.39%</text:p>
          </table:table-cell>
          <table:table-cell table:style-name="ACE-0x7fa91df1f268"/>
          <table:table-cell table:style-name="ACE-0x7fa91df1f268" office:value-type="string">
            <text:p>HSV</text:p>
          </table:table-cell>
          <table:table-cell table:style-name="ACE-0x7fa91df1f268" office:value-type="float" office:value="53">
            <text:p>53</text:p>
          </table:table-cell>
          <table:table-cell table:style-name="ACE-0x7fa91df1f268" office:value-type="float" office:value="49">
            <text:p>49</text:p>
          </table:table-cell>
          <table:table-cell table:style-name="ACE-0x7fa920f5d828" table:formula="of:=[.J7]/[.I7]" office:value-type="float" office:value="0.924528301886792">
            <text:p>92.45%</text:p>
          </table:table-cell>
          <table:table-cell table:style-name="ACE-0x7fa91df1f268" table:formula="of:=[.I7]-[.J7]" office:value-type="float" office:value="4">
            <text:p>4</text:p>
          </table:table-cell>
          <table:table-cell table:style-name="ACE-0x7fa920f5d828" table:formula="of:=[.L7]/[.I7]" office:value-type="float" office:value="0.0754716981132075">
            <text:p>7.55%</text:p>
          </table:table-cell>
          <table:table-cell table:style-name="ACE-0x7fa91df1f268"/>
          <table:table-cell table:style-name="ACE-0x7fa91df1f268" office:value-type="string">
            <text:p>HSV</text:p>
          </table:table-cell>
          <table:table-cell table:style-name="ACE-0x7fa91df1f268" office:value-type="float" office:value="58">
            <text:p>58</text:p>
          </table:table-cell>
          <table:table-cell table:style-name="ACE-0x7fa91df1f268" office:value-type="float" office:value="51">
            <text:p>51</text:p>
          </table:table-cell>
          <table:table-cell table:style-name="ACE-0x7fa920f5d828" table:formula="of:=[.Q7]/[.P7]" office:value-type="float" office:value="0.879310344827586">
            <text:p>87.93%</text:p>
          </table:table-cell>
          <table:table-cell table:style-name="ACE-0x7fa91df1f268" table:formula="of:=[.P7]-[.Q7]" office:value-type="float" office:value="7">
            <text:p>7</text:p>
          </table:table-cell>
          <table:table-cell table:style-name="ACE-0x7fa920f5d828" table:formula="of:=[.S7]/[.P7]" office:value-type="float" office:value="0.120689655172414">
            <text:p>12.07%</text:p>
          </table:table-cell>
          <table:table-cell table:number-columns-repeated="108" table:style-name="ACE-0x7fa91df1f268"/>
        </table:table-row>
        <table:table-row table:style-name="AROW-1">
          <table:table-cell table:style-name="ACE-0x7fa91df1f268" office:value-type="string">
            <text:p>H</text:p>
          </table:table-cell>
          <table:table-cell table:style-name="ACE-0x7fa91df1f268" office:value-type="float" office:value="63">
            <text:p>63</text:p>
          </table:table-cell>
          <table:table-cell table:style-name="ACE-0x7fa91df1f268" office:value-type="float" office:value="57">
            <text:p>57</text:p>
          </table:table-cell>
          <table:table-cell table:style-name="ACE-0x7fa920f5d828" table:formula="of:=[.C8]/[.B8]" office:value-type="float" office:value="0.904761904761905">
            <text:p>90.48%</text:p>
          </table:table-cell>
          <table:table-cell table:style-name="ACE-0x7fa91df1f268" table:formula="of:=[.B8]-[.C8]" office:value-type="float" office:value="6">
            <text:p>6</text:p>
          </table:table-cell>
          <table:table-cell table:style-name="ACE-0x7fa920f5d828" table:formula="of:=[.E8]/[.B8]" office:value-type="float" office:value="0.0952380952380952">
            <text:p>9.52%</text:p>
          </table:table-cell>
          <table:table-cell table:style-name="ACE-0x7fa91df1f268"/>
          <table:table-cell table:style-name="ACE-0x7fa920f5dba0" office:value-type="string">
            <text:p>H</text:p>
          </table:table-cell>
          <table:table-cell table:style-name="ACE-0x7fa920f5dba0" office:value-type="float" office:value="48">
            <text:p>48</text:p>
          </table:table-cell>
          <table:table-cell table:style-name="ACE-0x7fa920f5dba0" office:value-type="float" office:value="42">
            <text:p>42</text:p>
          </table:table-cell>
          <table:table-cell table:style-name="ACE-0x7fa920f5dcc8" table:formula="of:=[.J8]/[.I8]" office:value-type="float" office:value="0.875">
            <text:p>87.50%</text:p>
          </table:table-cell>
          <table:table-cell table:style-name="ACE-0x7fa920f5dba0" table:formula="of:=[.I8]-[.J8]" office:value-type="float" office:value="6">
            <text:p>6</text:p>
          </table:table-cell>
          <table:table-cell table:style-name="ACE-0x7fa920f5dcc8" table:formula="of:=[.L8]/[.I8]" office:value-type="float" office:value="0.125">
            <text:p>12.50%</text:p>
          </table:table-cell>
          <table:table-cell table:style-name="ACE-0x7fa91df1f268"/>
          <table:table-cell table:style-name="ACE-0x7fa920f5dba0" office:value-type="string">
            <text:p>H</text:p>
          </table:table-cell>
          <table:table-cell table:style-name="ACE-0x7fa920f5dba0" office:value-type="float" office:value="44">
            <text:p>44</text:p>
          </table:table-cell>
          <table:table-cell table:style-name="ACE-0x7fa920f5dba0" office:value-type="float" office:value="36">
            <text:p>36</text:p>
          </table:table-cell>
          <table:table-cell table:style-name="ACE-0x7fa920f5dcc8" table:formula="of:=[.Q8]/[.P8]" office:value-type="float" office:value="0.818181818181818">
            <text:p>81.82%</text:p>
          </table:table-cell>
          <table:table-cell table:style-name="ACE-0x7fa920f5dba0" table:formula="of:=[.P8]-[.Q8]" office:value-type="float" office:value="8">
            <text:p>8</text:p>
          </table:table-cell>
          <table:table-cell table:style-name="ACE-0x7fa920f5dcc8" table:formula="of:=[.S8]/[.P8]" office:value-type="float" office:value="0.181818181818182">
            <text:p>18.18%</text:p>
          </table:table-cell>
          <table:table-cell table:number-columns-repeated="108" table:style-name="ACE-0x7fa91df1f268"/>
        </table:table-row>
        <table:table-row table:style-name="AROW-1">
          <table:table-cell table:style-name="ACE-0x7fa920f5ddf0" office:value-type="string">
            <text:p>S</text:p>
          </table:table-cell>
          <table:table-cell table:style-name="ACE-0x7fa920f5ddf0" office:value-type="float" office:value="59">
            <text:p>59</text:p>
          </table:table-cell>
          <table:table-cell table:style-name="ACE-0x7fa920f5ddf0" office:value-type="float" office:value="58">
            <text:p>58</text:p>
          </table:table-cell>
          <table:table-cell table:style-name="ACE-0x7fa920f5df18" table:formula="of:=[.C9]/[.B9]" office:value-type="float" office:value="0.983050847457627">
            <text:p>98.31%</text:p>
          </table:table-cell>
          <table:table-cell table:style-name="ACE-0x7fa920f5ddf0" table:formula="of:=[.B9]-[.C9]" office:value-type="float" office:value="1">
            <text:p>1</text:p>
          </table:table-cell>
          <table:table-cell table:style-name="ACE-0x7fa920f5df18" table:formula="of:=[.E9]/[.B9]" office:value-type="float" office:value="0.0169491525423729">
            <text:p>1.69%</text:p>
          </table:table-cell>
          <table:table-cell table:style-name="ACE-0x7fa91df1f268"/>
          <table:table-cell table:style-name="ACE-0x7fa91df1f268" office:value-type="string">
            <text:p>S</text:p>
          </table:table-cell>
          <table:table-cell table:style-name="ACE-0x7fa91df1f268" office:value-type="float" office:value="54">
            <text:p>54</text:p>
          </table:table-cell>
          <table:table-cell table:style-name="ACE-0x7fa91df1f268" office:value-type="float" office:value="51">
            <text:p>51</text:p>
          </table:table-cell>
          <table:table-cell table:style-name="ACE-0x7fa920f5d828" table:formula="of:=[.J9]/[.I9]" office:value-type="float" office:value="0.944444444444444">
            <text:p>94.44%</text:p>
          </table:table-cell>
          <table:table-cell table:style-name="ACE-0x7fa91df1f268" table:formula="of:=[.I9]-[.J9]" office:value-type="float" office:value="3">
            <text:p>3</text:p>
          </table:table-cell>
          <table:table-cell table:style-name="ACE-0x7fa920f5d828" table:formula="of:=[.L9]/[.I9]" office:value-type="float" office:value="0.0555555555555556">
            <text:p>5.56%</text:p>
          </table:table-cell>
          <table:table-cell table:style-name="ACE-0x7fa91df1f268"/>
          <table:table-cell table:style-name="ACE-0x7fa91df1f268" office:value-type="string">
            <text:p>S</text:p>
          </table:table-cell>
          <table:table-cell table:style-name="ACE-0x7fa91df1f268" office:value-type="float" office:value="66">
            <text:p>66</text:p>
          </table:table-cell>
          <table:table-cell table:style-name="ACE-0x7fa91df1f268" office:value-type="float" office:value="60">
            <text:p>60</text:p>
          </table:table-cell>
          <table:table-cell table:style-name="ACE-0x7fa920f5d828" table:formula="of:=[.Q9]/[.P9]" office:value-type="float" office:value="0.909090909090909">
            <text:p>90.91%</text:p>
          </table:table-cell>
          <table:table-cell table:style-name="ACE-0x7fa91df1f268" table:formula="of:=[.P9]-[.Q9]" office:value-type="float" office:value="6">
            <text:p>6</text:p>
          </table:table-cell>
          <table:table-cell table:style-name="ACE-0x7fa920f5d828" table:formula="of:=[.S9]/[.P9]" office:value-type="float" office:value="0.0909090909090909">
            <text:p>9.09%</text:p>
          </table:table-cell>
          <table:table-cell table:number-columns-repeated="108" table:style-name="ACE-0x7fa91df1f268"/>
        </table:table-row>
        <table:table-row table:style-name="AROW-1">
          <table:table-cell table:style-name="ACE-0x7fa91df1f268" office:value-type="string">
            <text:p>V</text:p>
          </table:table-cell>
          <table:table-cell table:style-name="ACE-0x7fa91df1f268" office:value-type="float" office:value="86">
            <text:p>86</text:p>
          </table:table-cell>
          <table:table-cell table:style-name="ACE-0x7fa91df1f268" office:value-type="float" office:value="78">
            <text:p>78</text:p>
          </table:table-cell>
          <table:table-cell table:style-name="ACE-0x7fa920f5e040" table:formula="of:=[.C10]/[.B10]" office:value-type="float" office:value="0.906976744186046">
            <text:p>90.70%</text:p>
          </table:table-cell>
          <table:table-cell table:style-name="ACE-0x7fa91df1f268" table:formula="of:=[.B10]-[.C10]" office:value-type="float" office:value="8">
            <text:p>8</text:p>
          </table:table-cell>
          <table:table-cell table:style-name="ACE-0x7fa920f5d828" table:formula="of:=[.E10]/[.B10]" office:value-type="float" office:value="0.0930232558139535">
            <text:p>9.30%</text:p>
          </table:table-cell>
          <table:table-cell table:style-name="ACE-0x7fa91df1f268"/>
          <table:table-cell table:style-name="ACE-0x7fa91df1f268" office:value-type="string">
            <text:p>V</text:p>
          </table:table-cell>
          <table:table-cell table:style-name="ACE-0x7fa91df1f268" office:value-type="float" office:value="82">
            <text:p>82</text:p>
          </table:table-cell>
          <table:table-cell table:style-name="ACE-0x7fa91df1f268" office:value-type="float" office:value="77">
            <text:p>77</text:p>
          </table:table-cell>
          <table:table-cell table:style-name="ACE-0x7fa920f5e040" table:formula="of:=[.J10]/[.I10]" office:value-type="float" office:value="0.939024390243902">
            <text:p>93.90%</text:p>
          </table:table-cell>
          <table:table-cell table:style-name="ACE-0x7fa91df1f268" table:formula="of:=[.I10]-[.J10]" office:value-type="float" office:value="5">
            <text:p>5</text:p>
          </table:table-cell>
          <table:table-cell table:style-name="ACE-0x7fa920f5d828" table:formula="of:=[.L10]/[.I10]" office:value-type="float" office:value="0.0609756097560976">
            <text:p>6.10%</text:p>
          </table:table-cell>
          <table:table-cell table:style-name="ACE-0x7fa91df1f268"/>
          <table:table-cell table:style-name="ACE-0x7fa91df1f268" office:value-type="string">
            <text:p>V</text:p>
          </table:table-cell>
          <table:table-cell table:style-name="ACE-0x7fa91df1f268" office:value-type="float" office:value="87">
            <text:p>87</text:p>
          </table:table-cell>
          <table:table-cell table:style-name="ACE-0x7fa91df1f268" office:value-type="float" office:value="81">
            <text:p>81</text:p>
          </table:table-cell>
          <table:table-cell table:style-name="ACE-0x7fa920f5e040" table:formula="of:=[.Q10]/[.P10]" office:value-type="float" office:value="0.931034482758621">
            <text:p>93.10%</text:p>
          </table:table-cell>
          <table:table-cell table:style-name="ACE-0x7fa91df1f268" table:formula="of:=[.P10]-[.Q10]" office:value-type="float" office:value="6">
            <text:p>6</text:p>
          </table:table-cell>
          <table:table-cell table:style-name="ACE-0x7fa920f5d828" table:formula="of:=[.S10]/[.P10]" office:value-type="float" office:value="0.0689655172413793">
            <text:p>6.90%</text:p>
          </table:table-cell>
          <table:table-cell table:number-columns-repeated="108" table:style-name="ACE-0x7fa91df1f268"/>
        </table:table-row>
        <table:table-row table:style-name="AROW-1">
          <table:table-cell table:number-columns-repeated="128"/>
        </table:table-row>
        <table:table-row table:style-name="AROW-0">
          <table:table-cell table:number-columns-repeated="128"/>
        </table:table-row>
        <table:table-row table:style-name="AROW-0">
          <table:table-cell table:number-columns-spanned="6" table:style-name="ACE-0x7fa91df1f268" office:value-type="string">
            <text:p>t7 - t9</text:p>
          </table:table-cell>
          <table:covered-table-cell table:number-columns-repeated="5"/>
          <table:table-cell table:style-name="ACE-0x7fa91df1f268"/>
          <table:table-cell table:number-columns-spanned="6" table:style-name="ACE-0x7fa91df1f268" office:value-type="string">
            <text:p>t9 - t11</text:p>
          </table:table-cell>
          <table:covered-table-cell table:number-columns-repeated="5"/>
          <table:table-cell table:number-columns-repeated="115" table:style-name="ACE-0x7fa91df1f268"/>
        </table:table-row>
        <table:table-row table:style-name="AROW-1">
          <table:table-cell table:style-name="ACE-0x7fa91df1f268" office:value-type="string">
            <text:p>Value</text:p>
          </table:table-cell>
          <table:table-cell table:style-name="ACE-0x7fa91df1f268" office:value-type="string">
            <text:p>Total</text:p>
          </table:table-cell>
          <table:table-cell table:style-name="ACE-0x7fa91df1f268" office:value-type="string">
            <text:p>Goods</text:p>
          </table:table-cell>
          <table:table-cell table:style-name="ACE-0x7fa920f5d828" office:value-type="string">
            <text:p>Percent</text:p>
          </table:table-cell>
          <table:table-cell table:style-name="ACE-0x7fa91df1f268" office:value-type="string">
            <text:p>Outliers</text:p>
          </table:table-cell>
          <table:table-cell table:style-name="ACE-0x7fa920f5d828" office:value-type="string">
            <text:p>Percent</text:p>
          </table:table-cell>
          <table:table-cell table:style-name="ACE-0x7fa91df1f268"/>
          <table:table-cell table:style-name="ACE-0x7fa91df1f268" office:value-type="string">
            <text:p>Value</text:p>
          </table:table-cell>
          <table:table-cell table:style-name="ACE-0x7fa91df1f268" office:value-type="string">
            <text:p>Total</text:p>
          </table:table-cell>
          <table:table-cell table:style-name="ACE-0x7fa91df1f268" office:value-type="string">
            <text:p>Goods</text:p>
          </table:table-cell>
          <table:table-cell table:style-name="ACE-0x7fa920f5d828" office:value-type="string">
            <text:p>Percent</text:p>
          </table:table-cell>
          <table:table-cell table:style-name="ACE-0x7fa91df1f268" office:value-type="string">
            <text:p>Outliers</text:p>
          </table:table-cell>
          <table:table-cell table:style-name="ACE-0x7fa920f5d828" office:value-type="string">
            <text:p>Percent</text:p>
          </table:table-cell>
          <table:table-cell table:style-name="ACE-0x7fa91df1f268"/>
          <table:table-cell table:style-name="ACE-0x7fa91df1f268" office:value-type="string">
            <text:p>GRAY</text:p>
          </table:table-cell>
          <table:table-cell table:style-name="ACE-0x7fa920f5d828" table:formula="of:=(([.D3]+[.K3]+[.R3]+[.D15]+[.K15])/5)" office:value-type="float" office:value="0.905062781702207">
            <text:p>90.51%</text:p>
          </table:table-cell>
          <table:table-cell table:number-columns-repeated="112" table:style-name="ACE-0x7fa91df1f268"/>
        </table:table-row>
        <table:table-row table:style-name="AROW-1">
          <table:table-cell table:style-name="ACE-0x7fa91df1f268" office:value-type="string">
            <text:p>GRAY</text:p>
          </table:table-cell>
          <table:table-cell table:style-name="ACE-0x7fa91df1f268" office:value-type="float" office:value="97">
            <text:p>97</text:p>
          </table:table-cell>
          <table:table-cell table:style-name="ACE-0x7fa91df1f268" office:value-type="float" office:value="82">
            <text:p>82</text:p>
          </table:table-cell>
          <table:table-cell table:style-name="ACE-0x7fa920f5d828" table:formula="of:=[.C15]/[.B15]" office:value-type="float" office:value="0.845360824742268">
            <text:p>84.54%</text:p>
          </table:table-cell>
          <table:table-cell table:style-name="ACE-0x7fa91df1f268" table:formula="of:=[.B15]-[.C15]" office:value-type="float" office:value="15">
            <text:p>15</text:p>
          </table:table-cell>
          <table:table-cell table:style-name="ACE-0x7fa920f5d828" table:formula="of:=[.E15]/[.B15]" office:value-type="float" office:value="0.154639175257732">
            <text:p>15.46%</text:p>
          </table:table-cell>
          <table:table-cell table:style-name="ACE-0x7fa91df1f268"/>
          <table:table-cell table:style-name="ACE-0x7fa91df1f268" office:value-type="string">
            <text:p>GRAY</text:p>
          </table:table-cell>
          <table:table-cell table:style-name="ACE-0x7fa91df1f268" office:value-type="float" office:value="121">
            <text:p>121</text:p>
          </table:table-cell>
          <table:table-cell table:style-name="ACE-0x7fa91df1f268" office:value-type="float" office:value="106">
            <text:p>106</text:p>
          </table:table-cell>
          <table:table-cell table:style-name="ACE-0x7fa920f5d828" table:formula="of:=[.J15]/[.I15]" office:value-type="float" office:value="0.87603305785124">
            <text:p>87.60%</text:p>
          </table:table-cell>
          <table:table-cell table:style-name="ACE-0x7fa91df1f268" table:formula="of:=[.I15]-[.J15]" office:value-type="float" office:value="15">
            <text:p>15</text:p>
          </table:table-cell>
          <table:table-cell table:style-name="ACE-0x7fa920f5d828" table:formula="of:=[.L15]/[.I15]" office:value-type="float" office:value="0.12396694214876">
            <text:p>12.40%</text:p>
          </table:table-cell>
          <table:table-cell table:style-name="ACE-0x7fa91df1f268"/>
          <table:table-cell table:style-name="ACE-0x7fa91df1f268" office:value-type="string">
            <text:p>R</text:p>
          </table:table-cell>
          <table:table-cell table:style-name="ACE-0x7fa920f5d828" table:formula="of:=(([.D4]+[.K4]+[.R4]+[.D16]+[.K16])/5)" office:value-type="float" office:value="0.909918973136971">
            <text:p>90.99%</text:p>
          </table:table-cell>
          <table:table-cell table:number-columns-repeated="112" table:style-name="ACE-0x7fa91df1f268"/>
        </table:table-row>
        <table:table-row table:style-name="AROW-1">
          <table:table-cell table:style-name="ACE-0x7fa91df1f268" office:value-type="string">
            <text:p>R</text:p>
          </table:table-cell>
          <table:table-cell table:style-name="ACE-0x7fa91df1f268" office:value-type="float" office:value="103">
            <text:p>103</text:p>
          </table:table-cell>
          <table:table-cell table:style-name="ACE-0x7fa91df1f268" office:value-type="float" office:value="93">
            <text:p>93</text:p>
          </table:table-cell>
          <table:table-cell table:style-name="ACE-0x7fa920f5d828" table:formula="of:=[.C16]/[.B16]" office:value-type="float" office:value="0.902912621359223">
            <text:p>90.29%</text:p>
          </table:table-cell>
          <table:table-cell table:style-name="ACE-0x7fa91df1f268" table:formula="of:=[.B16]-[.C16]" office:value-type="float" office:value="10">
            <text:p>10</text:p>
          </table:table-cell>
          <table:table-cell table:style-name="ACE-0x7fa920f5d828" table:formula="of:=[.E16]/[.B16]" office:value-type="float" office:value="0.0970873786407767">
            <text:p>9.71%</text:p>
          </table:table-cell>
          <table:table-cell table:style-name="ACE-0x7fa91df1f268"/>
          <table:table-cell table:style-name="ACE-0x7fa91df1f268" office:value-type="string">
            <text:p>R</text:p>
          </table:table-cell>
          <table:table-cell table:style-name="ACE-0x7fa91df1f268" office:value-type="float" office:value="114">
            <text:p>114</text:p>
          </table:table-cell>
          <table:table-cell table:style-name="ACE-0x7fa91df1f268" office:value-type="float" office:value="101">
            <text:p>101</text:p>
          </table:table-cell>
          <table:table-cell table:style-name="ACE-0x7fa920f5d828" table:formula="of:=[.J16]/[.I16]" office:value-type="float" office:value="0.885964912280702">
            <text:p>88.60%</text:p>
          </table:table-cell>
          <table:table-cell table:style-name="ACE-0x7fa91df1f268" table:formula="of:=[.I16]-[.J16]" office:value-type="float" office:value="13">
            <text:p>13</text:p>
          </table:table-cell>
          <table:table-cell table:style-name="ACE-0x7fa920f5d828" table:formula="of:=[.L16]/[.I16]" office:value-type="float" office:value="0.114035087719298">
            <text:p>11.40%</text:p>
          </table:table-cell>
          <table:table-cell table:style-name="ACE-0x7fa91df1f268"/>
          <table:table-cell table:style-name="ACE-0x7fa91df1f268" office:value-type="string">
            <text:p>G</text:p>
          </table:table-cell>
          <table:table-cell table:style-name="ACE-0x7fa920f5d828" table:formula="of:=(([.D5]+[.K5]+[.R5]+[.D17]+[.K17])/5)" office:value-type="float" office:value="0.899213710120106">
            <text:p>89.92%</text:p>
          </table:table-cell>
          <table:table-cell table:number-columns-repeated="112" table:style-name="ACE-0x7fa91df1f268"/>
        </table:table-row>
        <table:table-row table:style-name="AROW-1">
          <table:table-cell table:style-name="ACE-0x7fa91df1f268" office:value-type="string">
            <text:p>G</text:p>
          </table:table-cell>
          <table:table-cell table:style-name="ACE-0x7fa91df1f268" office:value-type="float" office:value="95">
            <text:p>95</text:p>
          </table:table-cell>
          <table:table-cell table:style-name="ACE-0x7fa91df1f268" office:value-type="float" office:value="80">
            <text:p>80</text:p>
          </table:table-cell>
          <table:table-cell table:style-name="ACE-0x7fa920f5d828" table:formula="of:=[.C17]/[.B17]" office:value-type="float" office:value="0.842105263157895">
            <text:p>84.21%</text:p>
          </table:table-cell>
          <table:table-cell table:style-name="ACE-0x7fa91df1f268" table:formula="of:=[.B17]-[.C17]" office:value-type="float" office:value="15">
            <text:p>15</text:p>
          </table:table-cell>
          <table:table-cell table:style-name="ACE-0x7fa920f5d828" table:formula="of:=[.E17]/[.B17]" office:value-type="float" office:value="0.157894736842105">
            <text:p>15.79%</text:p>
          </table:table-cell>
          <table:table-cell table:style-name="ACE-0x7fa91df1f268"/>
          <table:table-cell table:style-name="ACE-0x7fa91df1f268" office:value-type="string">
            <text:p>G</text:p>
          </table:table-cell>
          <table:table-cell table:style-name="ACE-0x7fa91df1f268" office:value-type="float" office:value="119">
            <text:p>119</text:p>
          </table:table-cell>
          <table:table-cell table:style-name="ACE-0x7fa91df1f268" office:value-type="float" office:value="105">
            <text:p>105</text:p>
          </table:table-cell>
          <table:table-cell table:style-name="ACE-0x7fa920f5d828" table:formula="of:=[.J17]/[.I17]" office:value-type="float" office:value="0.882352941176471">
            <text:p>88.24%</text:p>
          </table:table-cell>
          <table:table-cell table:style-name="ACE-0x7fa91df1f268" table:formula="of:=[.I17]-[.J17]" office:value-type="float" office:value="14">
            <text:p>14</text:p>
          </table:table-cell>
          <table:table-cell table:style-name="ACE-0x7fa920f5d828" table:formula="of:=[.L17]/[.I17]" office:value-type="float" office:value="0.117647058823529">
            <text:p>11.76%</text:p>
          </table:table-cell>
          <table:table-cell table:style-name="ACE-0x7fa91df1f268"/>
          <table:table-cell table:style-name="ACE-0x7fa91df1f268" office:value-type="string">
            <text:p>B</text:p>
          </table:table-cell>
          <table:table-cell table:style-name="ACE-0x7fa920f5d828" table:formula="of:=(([.D6]+[.K6]+[.R6]+[.D18]+[.K18])/5)" office:value-type="float" office:value="0.897261613557315">
            <text:p>89.73%</text:p>
          </table:table-cell>
          <table:table-cell table:number-columns-repeated="112" table:style-name="ACE-0x7fa91df1f268"/>
        </table:table-row>
        <table:table-row table:style-name="AROW-1">
          <table:table-cell table:style-name="ACE-0x7fa91df1f268" office:value-type="string">
            <text:p>B</text:p>
          </table:table-cell>
          <table:table-cell table:style-name="ACE-0x7fa91df1f268" office:value-type="float" office:value="83">
            <text:p>83</text:p>
          </table:table-cell>
          <table:table-cell table:style-name="ACE-0x7fa91df1f268" office:value-type="float" office:value="75">
            <text:p>75</text:p>
          </table:table-cell>
          <table:table-cell table:style-name="ACE-0x7fa920f5d828" table:formula="of:=[.C18]/[.B18]" office:value-type="float" office:value="0.903614457831325">
            <text:p>90.36%</text:p>
          </table:table-cell>
          <table:table-cell table:style-name="ACE-0x7fa91df1f268" table:formula="of:=[.B18]-[.C18]" office:value-type="float" office:value="8">
            <text:p>8</text:p>
          </table:table-cell>
          <table:table-cell table:style-name="ACE-0x7fa920f5d828" table:formula="of:=[.E18]/[.B18]" office:value-type="float" office:value="0.0963855421686747">
            <text:p>9.64%</text:p>
          </table:table-cell>
          <table:table-cell table:style-name="ACE-0x7fa91df1f268"/>
          <table:table-cell table:style-name="ACE-0x7fa91df1f268" office:value-type="string">
            <text:p>B</text:p>
          </table:table-cell>
          <table:table-cell table:style-name="ACE-0x7fa91df1f268" office:value-type="float" office:value="109">
            <text:p>109</text:p>
          </table:table-cell>
          <table:table-cell table:style-name="ACE-0x7fa91df1f268" office:value-type="float" office:value="92">
            <text:p>92</text:p>
          </table:table-cell>
          <table:table-cell table:style-name="ACE-0x7fa920f5d828" table:formula="of:=[.J18]/[.I18]" office:value-type="float" office:value="0.844036697247706">
            <text:p>84.40%</text:p>
          </table:table-cell>
          <table:table-cell table:style-name="ACE-0x7fa91df1f268" table:formula="of:=[.I18]-[.J18]" office:value-type="float" office:value="17">
            <text:p>17</text:p>
          </table:table-cell>
          <table:table-cell table:style-name="ACE-0x7fa920f5d828" table:formula="of:=[.L18]/[.I18]" office:value-type="float" office:value="0.155963302752294">
            <text:p>15.60%</text:p>
          </table:table-cell>
          <table:table-cell table:style-name="ACE-0x7fa91df1f268"/>
          <table:table-cell table:style-name="ACE-0x7fa91df1f268" office:value-type="string">
            <text:p>HSV</text:p>
          </table:table-cell>
          <table:table-cell table:style-name="ACE-0x7fa920f5d828" table:formula="of:=(([.D7]+[.K7]+[.R7]+[.D19]+[.K19])/5)" office:value-type="float" office:value="0.92686942425813">
            <text:p>92.69%</text:p>
          </table:table-cell>
          <table:table-cell table:number-columns-repeated="112" table:style-name="ACE-0x7fa91df1f268"/>
        </table:table-row>
        <table:table-row table:style-name="AROW-1">
          <table:table-cell table:style-name="ACE-0x7fa91df1f268" office:value-type="string">
            <text:p>HSV</text:p>
          </table:table-cell>
          <table:table-cell table:style-name="ACE-0x7fa91df1f268" office:value-type="float" office:value="59">
            <text:p>59</text:p>
          </table:table-cell>
          <table:table-cell table:style-name="ACE-0x7fa91df1f268" office:value-type="float" office:value="58">
            <text:p>58</text:p>
          </table:table-cell>
          <table:table-cell table:style-name="ACE-0x7fa920f5d828" table:formula="of:=[.C19]/[.B19]" office:value-type="float" office:value="0.983050847457627">
            <text:p>98.31%</text:p>
          </table:table-cell>
          <table:table-cell table:style-name="ACE-0x7fa91df1f268" table:formula="of:=[.B19]-[.C19]" office:value-type="float" office:value="1">
            <text:p>1</text:p>
          </table:table-cell>
          <table:table-cell table:style-name="ACE-0x7fa920f5d828" table:formula="of:=[.E19]/[.B19]" office:value-type="float" office:value="0.0169491525423729">
            <text:p>1.69%</text:p>
          </table:table-cell>
          <table:table-cell table:style-name="ACE-0x7fa91df1f268"/>
          <table:table-cell table:style-name="ACE-0x7fa91df1f268" office:value-type="string">
            <text:p>HSV</text:p>
          </table:table-cell>
          <table:table-cell table:style-name="ACE-0x7fa91df1f268" office:value-type="float" office:value="59">
            <text:p>59</text:p>
          </table:table-cell>
          <table:table-cell table:style-name="ACE-0x7fa91df1f268" office:value-type="float" office:value="52">
            <text:p>52</text:p>
          </table:table-cell>
          <table:table-cell table:style-name="ACE-0x7fa920f5d828" table:formula="of:=[.J19]/[.I19]" office:value-type="float" office:value="0.88135593220339">
            <text:p>88.14%</text:p>
          </table:table-cell>
          <table:table-cell table:style-name="ACE-0x7fa91df1f268" table:formula="of:=[.I19]-[.J19]" office:value-type="float" office:value="7">
            <text:p>7</text:p>
          </table:table-cell>
          <table:table-cell table:style-name="ACE-0x7fa920f5d828" table:formula="of:=[.L19]/[.I19]" office:value-type="float" office:value="0.11864406779661">
            <text:p>11.86%</text:p>
          </table:table-cell>
          <table:table-cell table:style-name="ACE-0x7fa91df1f268"/>
          <table:table-cell table:style-name="ACE-0x7fa920f5dba0" office:value-type="string">
            <text:p>H</text:p>
          </table:table-cell>
          <table:table-cell table:style-name="ACE-0x7fa920f5d828" table:formula="of:=(([.D8]+[.K8]+[.R8]+[.D20]+[.K20])/5)" office:value-type="float" office:value="0.824588744588745">
            <text:p>82.46%</text:p>
          </table:table-cell>
          <table:table-cell table:number-columns-repeated="112" table:style-name="ACE-0x7fa91df1f268"/>
        </table:table-row>
        <table:table-row table:style-name="AROW-1">
          <table:table-cell table:style-name="ACE-0x7fa920f5dba0" office:value-type="string">
            <text:p>H</text:p>
          </table:table-cell>
          <table:table-cell table:style-name="ACE-0x7fa920f5dba0" office:value-type="float" office:value="40">
            <text:p>40</text:p>
          </table:table-cell>
          <table:table-cell table:style-name="ACE-0x7fa920f5dba0" office:value-type="float" office:value="31">
            <text:p>31</text:p>
          </table:table-cell>
          <table:table-cell table:style-name="ACE-0x7fa920f5dcc8" table:formula="of:=[.C20]/[.B20]" office:value-type="float" office:value="0.775">
            <text:p>77.50%</text:p>
          </table:table-cell>
          <table:table-cell table:style-name="ACE-0x7fa920f5dba0" table:formula="of:=[.B20]-[.C20]" office:value-type="float" office:value="9">
            <text:p>9</text:p>
          </table:table-cell>
          <table:table-cell table:style-name="ACE-0x7fa920f5dcc8" table:formula="of:=[.E20]/[.B20]" office:value-type="float" office:value="0.225">
            <text:p>22.50%</text:p>
          </table:table-cell>
          <table:table-cell table:style-name="ACE-0x7fa91df1f268"/>
          <table:table-cell table:style-name="ACE-0x7fa920f5dba0" office:value-type="string">
            <text:p>H</text:p>
          </table:table-cell>
          <table:table-cell table:style-name="ACE-0x7fa920f5dba0" office:value-type="float" office:value="44">
            <text:p>44</text:p>
          </table:table-cell>
          <table:table-cell table:style-name="ACE-0x7fa920f5dba0" office:value-type="float" office:value="33">
            <text:p>33</text:p>
          </table:table-cell>
          <table:table-cell table:style-name="ACE-0x7fa920f5dcc8" table:formula="of:=[.J20]/[.I20]" office:value-type="float" office:value="0.75">
            <text:p>75.00%</text:p>
          </table:table-cell>
          <table:table-cell table:style-name="ACE-0x7fa920f5dba0" table:formula="of:=[.I20]-[.J20]" office:value-type="float" office:value="11">
            <text:p>11</text:p>
          </table:table-cell>
          <table:table-cell table:style-name="ACE-0x7fa920f5dcc8" table:formula="of:=[.L20]/[.I20]" office:value-type="float" office:value="0.25">
            <text:p>25.00%</text:p>
          </table:table-cell>
          <table:table-cell table:style-name="ACE-0x7fa91df1f268"/>
          <table:table-cell table:style-name="ACE-0x7fa91df1f268" office:value-type="string">
            <text:p>S</text:p>
          </table:table-cell>
          <table:table-cell table:style-name="ACE-0x7fa920f5d828" table:formula="of:=(([.D9]+[.K9]+[.R9]+[.D21]+[.K21])/5)" office:value-type="float" office:value="0.913309954224097">
            <text:p>91.33%</text:p>
          </table:table-cell>
          <table:table-cell table:number-columns-repeated="112" table:style-name="ACE-0x7fa91df1f268"/>
        </table:table-row>
        <table:table-row table:style-name="AROW-1">
          <table:table-cell table:style-name="ACE-0x7fa91df1f268" office:value-type="string">
            <text:p>S</text:p>
          </table:table-cell>
          <table:table-cell table:style-name="ACE-0x7fa91df1f268" office:value-type="float" office:value="61">
            <text:p>61</text:p>
          </table:table-cell>
          <table:table-cell table:style-name="ACE-0x7fa91df1f268" office:value-type="float" office:value="53">
            <text:p>53</text:p>
          </table:table-cell>
          <table:table-cell table:style-name="ACE-0x7fa920f5d828" table:formula="of:=[.C21]/[.B21]" office:value-type="float" office:value="0.868852459016393">
            <text:p>86.89%</text:p>
          </table:table-cell>
          <table:table-cell table:style-name="ACE-0x7fa91df1f268" table:formula="of:=[.B21]-[.C21]" office:value-type="float" office:value="8">
            <text:p>8</text:p>
          </table:table-cell>
          <table:table-cell table:style-name="ACE-0x7fa920f5d828" table:formula="of:=[.E21]/[.B21]" office:value-type="float" office:value="0.131147540983607">
            <text:p>13.11%</text:p>
          </table:table-cell>
          <table:table-cell table:style-name="ACE-0x7fa91df1f268"/>
          <table:table-cell table:style-name="ACE-0x7fa91df1f268" office:value-type="string">
            <text:p>S</text:p>
          </table:table-cell>
          <table:table-cell table:style-name="ACE-0x7fa91df1f268" office:value-type="float" office:value="72">
            <text:p>72</text:p>
          </table:table-cell>
          <table:table-cell table:style-name="ACE-0x7fa91df1f268" office:value-type="float" office:value="62">
            <text:p>62</text:p>
          </table:table-cell>
          <table:table-cell table:style-name="ACE-0x7fa920f5d828" table:formula="of:=[.J21]/[.I21]" office:value-type="float" office:value="0.861111111111111">
            <text:p>86.11%</text:p>
          </table:table-cell>
          <table:table-cell table:style-name="ACE-0x7fa91df1f268" table:formula="of:=[.I21]-[.J21]" office:value-type="float" office:value="10">
            <text:p>10</text:p>
          </table:table-cell>
          <table:table-cell table:style-name="ACE-0x7fa920f5d828" table:formula="of:=[.L21]/[.I21]" office:value-type="float" office:value="0.138888888888889">
            <text:p>13.89%</text:p>
          </table:table-cell>
          <table:table-cell table:style-name="ACE-0x7fa91df1f268"/>
          <table:table-cell table:style-name="ACE-0x7fa91df1f268" office:value-type="string">
            <text:p>V</text:p>
          </table:table-cell>
          <table:table-cell table:style-name="ACE-0x7fa920f5d828" table:formula="of:=(([.D10]+[.K10]+[.R10]+[.D22]+[.K22])/5)" office:value-type="float" office:value="0.912936080966671">
            <text:p>91.29%</text:p>
          </table:table-cell>
          <table:table-cell table:number-columns-repeated="112" table:style-name="ACE-0x7fa91df1f268"/>
        </table:table-row>
        <table:table-row table:style-name="AROW-1">
          <table:table-cell table:style-name="ACE-0x7fa91df1f268" office:value-type="string">
            <text:p>V</text:p>
          </table:table-cell>
          <table:table-cell table:style-name="ACE-0x7fa91df1f268" office:value-type="float" office:value="84">
            <text:p>84</text:p>
          </table:table-cell>
          <table:table-cell table:style-name="ACE-0x7fa91df1f268" office:value-type="float" office:value="76">
            <text:p>76</text:p>
          </table:table-cell>
          <table:table-cell table:style-name="ACE-0x7fa920f5e040" table:formula="of:=[.C22]/[.B22]" office:value-type="float" office:value="0.904761904761905">
            <text:p>90.48%</text:p>
          </table:table-cell>
          <table:table-cell table:style-name="ACE-0x7fa91df1f268" table:formula="of:=[.B22]-[.C22]" office:value-type="float" office:value="8">
            <text:p>8</text:p>
          </table:table-cell>
          <table:table-cell table:style-name="ACE-0x7fa920f5d828" table:formula="of:=[.E22]/[.B22]" office:value-type="float" office:value="0.0952380952380952">
            <text:p>9.52%</text:p>
          </table:table-cell>
          <table:table-cell table:style-name="ACE-0x7fa91df1f268"/>
          <table:table-cell table:style-name="ACE-0x7fa91df1f268" office:value-type="string">
            <text:p>V</text:p>
          </table:table-cell>
          <table:table-cell table:style-name="ACE-0x7fa91df1f268" office:value-type="float" office:value="111">
            <text:p>111</text:p>
          </table:table-cell>
          <table:table-cell table:style-name="ACE-0x7fa91df1f268" office:value-type="float" office:value="98">
            <text:p>98</text:p>
          </table:table-cell>
          <table:table-cell table:style-name="ACE-0x7fa920f5e040" table:formula="of:=[.J22]/[.I22]" office:value-type="float" office:value="0.882882882882883">
            <text:p>88.29%</text:p>
          </table:table-cell>
          <table:table-cell table:style-name="ACE-0x7fa91df1f268" table:formula="of:=[.I22]-[.J22]" office:value-type="float" office:value="13">
            <text:p>13</text:p>
          </table:table-cell>
          <table:table-cell table:style-name="ACE-0x7fa920f5d828" table:formula="of:=[.L22]/[.I22]" office:value-type="float" office:value="0.117117117117117">
            <text:p>11.71%</text:p>
          </table:table-cell>
          <table:table-cell table:number-columns-repeated="115" table:style-name="ACE-0x7fa91df1f268"/>
        </table:table-row>
        <table:table-row table:style-name="AROW-1" table:number-rows-repeated="5">
          <table:table-cell table:number-columns-repeated="128"/>
        </table:table-row>
        <table:table-row table:style-name="AROW-0" table:number-rows-repeated="1048549">
          <table:table-cell table:number-columns-repeated="128"/>
        </table:table-row>
        <table:named-expressions>
          <table:named-expression table:name="Print_Area" table:expression="of:=#REF!" table:base-cell-address="$'Escenario 3'.$A$1"/>
          <table:named-expression table:name="Sheet_Title" table:expression="of:=&quot;Escenario 3&quot;" table:base-cell-address="$'Escenario 3'.$A$1"/>
        </table:named-expressions>
        <gnm:selections gnm:cursor-col="14" gnm:cursor-row="13">
          <gnm:selection gnm:start-col="14" gnm:start-row="13" gnm:end-col="15" gnm:end-row="20"/>
        </gnm:selections>
      </table:table>
      <table:named-expressions>
        <table:named-expression table:name="__Anonymous_Sheet_DB__0" table:expression="of:=#REF!" table:base-cell-address="$'Escenario 1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percentage-style style:name="ND.0">
      <number:number number:decimal-places="2" number:display-factor="1" number:grouping="false" number:min-integer-digits="1"/>
      <number:text>%</number:text>
    </number:percentage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a91df0d21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a91df08d5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a91dea075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a91df0e010" style:display-name="Escenario 1" style:page-layout-name="pl-0x7fa91df0d2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91df0e200" style:display-name="Escenario 2" style:page-layout-name="pl-0x7fa91df08d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91df0e3f0" style:display-name="Escenario 3" style:page-layout-name="pl-0x7fa91dea0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iego </dc:creator>
    <dc:date>2016-01-22T19:35:29Z</dc:date>
    <meta:creation-date>2015-11-07T20:17:09Z</meta:creation-date>
    <meta:editing-cycles>3</meta:editing-cycles>
    <meta:editing-duration>PT4H24M27S</meta:editing-duration>
    <meta:generator>gnumeric/1.12.9</meta:generator>
    <meta:initial-creator>Diego </meta:initial-creator>
  </office:meta>
</office:document-meta>
</file>